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start"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officeooo:rsid="000d53bf" officeooo:paragraph-rsid="000d53bf"/>
    </style:style>
    <style:style style:name="P7" style:family="paragraph" style:parent-style-name="Text_20_body">
      <style:paragraph-properties fo:text-align="justify" style:justify-single-word="false"/>
    </style:style>
    <style:style style:name="P8" style:family="paragraph" style:parent-style-name="Code_20_block">
      <style:text-properties fo:color="#008000"/>
    </style:style>
    <style:style style:name="P9" style:family="paragraph" style:parent-style-name="Code_20_block">
      <style:text-properties style:use-window-font-color="true"/>
    </style:style>
    <style:style style:name="P10" style:family="paragraph" style:parent-style-name="Code_20_block">
      <style:text-properties fo:font-weight="bold" style:font-weight-asian="bold" style:font-weight-complex="bold"/>
    </style:style>
    <style:style style:name="P11" style:family="paragraph" style:parent-style-name="Code_20_block">
      <style:paragraph-properties fo:break-before="page"/>
    </style:style>
    <style:style style:name="P12" style:family="paragraph" style:parent-style-name="Standard">
      <style:paragraph-properties fo:break-before="page"/>
    </style:style>
    <style:style style:name="P13" style:family="paragraph" style:parent-style-name="Standard">
      <style:paragraph-properties fo:break-before="page"/>
      <style:text-properties fo:font-weight="bold" style:font-weight-asian="bold" style:font-weight-complex="bold"/>
    </style:style>
    <style:style style:name="P14"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15" style:family="paragraph" style:parent-style-name="Standard" style:list-style-name="List_20_1"/>
    <style:style style:name="P16" style:family="paragraph" style:parent-style-name="Standard">
      <style:paragraph-properties fo:text-align="justify" style:justify-single-word="false"/>
    </style:style>
    <style:style style:name="P17" style:family="paragraph" style:parent-style-name="Standard" style:list-style-name="List_20_1">
      <style:paragraph-properties fo:text-align="justify" style:justify-single-word="false"/>
    </style:style>
    <style:style style:name="P18" style:family="paragraph" style:parent-style-name="Standard" style:list-style-name="List_20_1">
      <style:paragraph-properties fo:text-align="justify" style:justify-single-word="false"/>
      <style:text-properties officeooo:paragraph-rsid="000f7984"/>
    </style:style>
    <style:style style:name="P19" style:family="paragraph" style:parent-style-name="Standard" style:list-style-name="List_20_2">
      <style:paragraph-properties fo:text-align="justify" style:justify-single-word="false"/>
    </style:style>
    <style:style style:name="P20" style:family="paragraph" style:parent-style-name="Standard" style:list-style-name="List_20_1">
      <style:paragraph-properties fo:text-align="start" style:justify-single-word="false"/>
    </style:style>
    <style:style style:name="P21" style:family="paragraph" style:parent-style-name="Standard" style:list-style-name="List_20_2"/>
    <style:style style:name="P22" style:family="paragraph" style:parent-style-name="Standard">
      <style:text-properties officeooo:paragraph-rsid="00112e18"/>
    </style:style>
    <style:style style:name="P23" style:family="paragraph" style:parent-style-name="Standard">
      <style:paragraph-properties fo:break-before="page"/>
    </style:style>
    <style:style style:name="P24" style:family="paragraph" style:parent-style-name="Standard">
      <style:paragraph-properties fo:text-align="justify" style:justify-single-word="false" fo:break-before="page"/>
    </style:style>
    <style:style style:name="P25" style:family="paragraph" style:parent-style-name="Heading_20_2">
      <style:paragraph-properties fo:break-before="page"/>
    </style:style>
    <style:style style:name="P26" style:family="paragraph" style:parent-style-name="Heading_20_2">
      <style:paragraph-properties fo:break-before="page"/>
      <style:text-properties style:font-name="Arial"/>
    </style:style>
    <style:style style:name="P27" style:family="paragraph" style:parent-style-name="Heading_20_2">
      <style:paragraph-properties fo:break-before="page"/>
      <style:text-properties officeooo:paragraph-rsid="00112e18"/>
    </style:style>
    <style:style style:name="P28" style:family="paragraph" style:parent-style-name="Heading_20_3">
      <style:text-properties style:font-name="Arial"/>
    </style:style>
    <style:style style:name="P29" style:family="paragraph" style:parent-style-name="Heading_20_3">
      <style:paragraph-properties fo:break-before="page"/>
    </style:style>
    <style:style style:name="P30" style:family="paragraph" style:parent-style-name="Heading_20_3">
      <style:paragraph-properties fo:break-before="page"/>
      <style:text-properties style:font-name="Arial"/>
    </style:style>
    <style:style style:name="P31" style:family="paragraph" style:parent-style-name="Heading_20_4">
      <style:paragraph-properties fo:break-before="page"/>
    </style:style>
    <style:style style:name="P32" style:family="paragraph" style:parent-style-name="Code_20_block">
      <style:text-properties officeooo:paragraph-rsid="00112e18"/>
    </style:style>
    <style:style style:name="P33" style:family="paragraph" style:parent-style-name="Code_20_block">
      <style:text-properties officeooo:paragraph-rsid="0011f778"/>
    </style:style>
    <style:style style:name="P34" style:family="paragraph" style:parent-style-name="Heading_20_5">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color="#008000" officeooo:rsid="0011f778"/>
    </style:style>
    <style:style style:name="T7" style:family="text">
      <style:text-properties fo:color="#008000" officeooo:rsid="00131b7f"/>
    </style:style>
    <style:style style:name="T8" style:family="text">
      <style:text-properties fo:font-weight="normal" style:font-weight-asian="normal" style:font-weight-complex="normal"/>
    </style:style>
    <style:style style:name="T9" style:family="text">
      <style:text-properties style:font-name="Arial"/>
    </style:style>
    <style:style style:name="T10" style:family="text">
      <style:text-properties style:font-name="Arial" fo:font-style="italic" style:font-style-asian="italic" style:font-style-complex="italic"/>
    </style:style>
    <style:style style:name="T11" style:family="text">
      <style:text-properties style:font-name="Arial" fo:font-weight="bold" style:font-weight-asian="bold" style:font-weight-complex="bold"/>
    </style:style>
    <style:style style:name="T12" style:family="text">
      <style:text-properties style:font-name="Arial" fo:font-style="normal" fo:font-weight="bold" style:font-style-asian="normal" style:font-weight-asian="bold" style:font-style-complex="normal" style:font-weight-complex="bold"/>
    </style:style>
    <style:style style:name="T13" style:family="text">
      <style:text-properties style:font-name="Arial" fo:font-style="normal" style:font-style-asian="normal" style:font-style-complex="normal"/>
    </style:style>
    <style:style style:name="T14" style:family="text">
      <style:text-properties style:text-position="-10% 90%" style:font-name="Arial"/>
    </style:style>
    <style:style style:name="T15" style:family="text">
      <style:text-properties style:use-window-font-color="true"/>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none" fo:font-weight="bold" style:font-weight-asian="bold" style:font-weight-complex="bold"/>
    </style:style>
    <style:style style:name="T18" style:family="text">
      <style:text-properties officeooo:rsid="000d53bf"/>
    </style:style>
    <style:style style:name="T19" style:family="text">
      <style:text-properties officeooo:rsid="000ededc"/>
    </style:style>
    <style:style style:name="T20" style:family="text">
      <style:text-properties officeooo:rsid="000fa24a"/>
    </style:style>
    <style:style style:name="T21" style:family="text">
      <style:text-properties officeooo:rsid="0010f901"/>
    </style:style>
    <style:style style:name="T22" style:family="text">
      <style:text-properties officeooo:rsid="001229b4"/>
    </style:style>
    <style:style style:name="T23" style:family="text">
      <style:text-properties officeooo:rsid="00112e18"/>
    </style:style>
    <style:style style:name="T24" style:family="text">
      <style:text-properties officeooo:rsid="0011a58e"/>
    </style:style>
    <style:style style:name="T25" style:family="text">
      <style:text-properties officeooo:rsid="0011f778"/>
    </style:style>
    <style:style style:name="T26" style:family="text">
      <style:text-properties officeooo:rsid="0012c192"/>
    </style:style>
    <style:style style:name="T27" style:family="text">
      <style:text-properties officeooo:rsid="00131b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357895" text:style-name="Outline">
        <text:list-item>
          <text:h text:style-name="Heading_20_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7">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40639767" text:continue-numbering="true" text:style-name="Outline">
        <text:list-item>
          <text:list>
            <text:list-item>
              <text:list>
                <text:list-item>
                  <text:h text:style-name="Heading_20_3" text:outline-level="3"><text:bookmark-start text:name="__RefHeading__30413167"/>JPPFTask<text:bookmark-end text:name="__RefHeading__30413167"/></text:h>
                </text:list-item>
              </text:list>
            </text:list-item>
          </text:list>
        </text:list-item>
      </text:list>
      <text:p text:style-name="P1"><text:a xlink:type="simple" xlink:href="http://www.jppf.org/api-3/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Task&lt;Object&gt; </text:span>{</text:p>
      <text:p text:style-name="Code_20_block"><text:s text:c="4"/>...</text:p>
      <text:p text:style-name="Code_20_block"><text:s text:c="2"/>}</text:p>
      <text:p text:style-name="Standard"/>
      <text:p text:style-name="Standard">We can see that this class implements the <text:a xlink:type="simple" xlink:href="http://www.jppf.org/api-3/index.html?org/jppf/node/protocol/Task.html">Task&lt;T&gt;</text:a> interface, defined as follows:</text:p>
      <text:p text:style-name="Standard"/>
      <text:p text:style-name="Code_20_block"><text:s text:c="2"/>public interface Task&lt;T&gt; extends <text:span text:style-name="T4">Runnable, Serializable </text:span>{</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40335989" text:style-name="List_20_1">
        <text:list-item>
          <text:p text:style-name="P15">abstract: JPPFTask cannot be used directly, it must be extended to construct a real task</text:p>
        </text:list-item>
        <text:list-item>
          <text:p text:style-name="P15">Runnable, via Task&lt;T&gt;: when writing a JPPF task, the run() method of <text:span text:style-name="Code_20_char">java.lang.Runnable</text:span> must be implemented. This is the part of a task that will be executed on a remote node.</text:p>
        </text:list-item>
        <text:list-item>
          <text:p text:style-name="P15">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 {</text:p>
      <text:p text:style-name="Code_20_block"><text:s text:c="4"/>public void run() {</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40633275" text:continue-list="list40639767"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40629900" text:continue-list="list40335989" text:style-name="List_20_1">
        <text:list-item>
          <text:p text:style-name="P15"><text:span text:style-name="Code_20_char">public void setResult(Object result)</text:span> : <text:s/>stores the execution result; the argument must be serializable</text:p>
        </text:list-item>
        <text:list-item>
          <text:p text:style-name="P15"><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 {</text:p>
      <text:p text:style-name="Code_20_block"><text:s text:c="4"/>public void run() {</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40628190" text:continue-numbering="true" text:style-name="List_20_1">
        <text:list-item>
          <text:p text:style-name="P15">using custom attributes in the task class and their accessors</text:p>
        </text:list-item>
        <text:list-item>
          <text:p text:style-name="P15">storing and getting data to/from a database</text:p>
        </text:list-item>
        <text:list-item>
          <text:p text:style-name="P15">using a file system</text:p>
        </text:list-item>
        <text:list-item>
          <text:p text:style-name="P15">using third-party applications or libraries</text:p>
        </text:list-item>
        <text:list-item>
          <text:p text:style-name="P15">etc ...</text:p>
        </text:list-item>
      </text:list>
      <text:list xml:id="list40631495" text:continue-list="list40633275"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40624353" text:continue-list="list40628190" text:style-name="List_20_1">
        <text:list-item>
          <text:p text:style-name="P15"><text:span text:style-name="Code_20_char">public void setException(Exception e)</text:span> : store an exception for later retrieval</text:p>
        </text:list-item>
        <text:list-item>
          <text:p text:style-name="P15"><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 {</text:p>
      <text:p text:style-name="Code_20_block"><text:s text:c="4"/>public void run() {</text:p>
      <text:p text:style-name="Code_20_block"><text:s text:c="6"/>try {</text:p>
      <text:p text:style-name="Code_20_block"><text:s text:c="8"/><text:span text:style-name="T5">// ... some code here ...</text:span></text:p>
      <text:p text:style-name="Code_20_block"><text:s text:c="6"/><text:span text:style-name="T8">} </text:span>catch(Exception e) {</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 The following code shows how JPPF handles uncaught exceptions and throwables:</text:p>
      <text:p text:style-name="Standard"/>
      <text:p text:style-name="Code_20_block"><text:s text:c="2"/>JPPFTask task = ...;</text:p>
      <text:p text:style-name="Code_20_block"><text:s text:c="2"/>try <text:s/>{</text:p>
      <text:p text:style-name="Code_20_block"><text:s text:c="4"/>task.run();</text:p>
      <text:p text:style-name="Code_20_block"><text:s text:c="2"/>} catch(Throwable t) {</text:p>
      <text:p text:style-name="Code_20_block"><text:s text:c="4"/>if (t instanceof Exception) task.setException((Exception) t);</text:p>
      <text:p text:style-name="Code_20_block"><text:s text:c="4"/>else task.setException(new JPPFException(t));</text:p>
      <text:p text:style-name="Code_20_block"><text:s text:c="2"/>}</text:p>
      <text:p text:style-name="Standard"/>
      <text:p text:style-name="Standard">Then in the application, you can retrieve the throwable as follows:</text:p>
      <text:p text:style-name="Standard"/>
      <text:p text:style-name="Code_20_block"><text:s text:c="2"/>JPPFTask task = ...;</text:p>
      <text:p text:style-name="Code_20_block"><text:s text:c="2"/>if (task.getException() != null) {</text:p>
      <text:p text:style-name="Code_20_block"><text:s text:c="4"/>Throwable cause = null;</text:p>
      <text:p text:style-name="Code_20_block"><text:s text:c="4"/>Exception e = task.getException();</text:p>
      <text:p text:style-name="Code_20_block"><text:s text:c="4"/>if (e instanceof JPPFException) cause = e.getCause();</text:p>
      <text:p text:style-name="Code_20_block"><text:s text:c="4"/>else cause = e;</text:p>
      <text:p text:style-name="Code_20_block"><text:s text:c="2"/>}</text:p>
      <text:p text:style-name="Standard"/>
      <text:list xml:id="list40629188" text:continue-list="list40631495" text:style-name="Outline">
        <text:list-item>
          <text:list>
            <text:list-item>
              <text:list>
                <text:list-item>
                  <text:list>
                    <text:list-item>
                      <text:h text:style-name="P31"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40640113" text:continue-list="list40624353" text:style-name="List_20_1">
        <text:list-item>
          <text:p text:style-name="P18">task cancel<text:span text:style-name="T22">lation</text:span>: <text:span text:style-name="T20">this cannot be invoked directly on a task, but is rather invoked as part of cancelling a whole job. If a task is cancelled before its execution starts, then it will never start.</text:span></text:p>
        </text:list-item>
        <text:list-item>
          <text:p text:style-name="P18">task timeout: <text:span text:style-name="T20">the timeout countdown starts with the task's execution. If a timeout expires before the task starts executing, then </text:span><text:span text:style-name="T21">the task</text:span><text:span text:style-name="T20"> will not time out.</text:span></text:p>
        </text:list-item>
      </text:list>
      <text:p text:style-name="Standard"/>
      <text:p text:style-name="P2">In <text:span text:style-name="T20">all</text:span> case<text:span text:style-name="T20">s</text:span>, if a task has already completed its execution, it cannot be cancel<text:span text:style-name="T21">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text:s text:c="2"/>public class MyTask extends JPPFTask {</text:p>
      <text:p text:style-name="Code_20_block"><text:s text:c="4"/>public MyTask(String taskId) {</text:p>
      <text:p text:style-name="Code_20_block"><text:s text:c="6"/>this.setId(taskId); <text:span text:style-name="T5">// set the task id</text:span></text:p>
      <text:p text:style-name="Code_20_block"><text:s text:c="4"/>}</text:p>
      <text:p text:style-name="Code_20_block"><text:s text:c="2"/></text:p>
      <text:p text:style-name="Code_20_block"><text:s text:c="4"/>@Override</text:p>
      <text:p text:style-name="Code_20_block"><text:s text:c="4"/>public void run() {</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 <text:s/>{</text:p>
      <text:p text:style-name="Code_20_block"><text:s text:c="6"/><text:span text:style-name="T5">// process task cancel event ...</text:span></text:p>
      <text:p text:style-name="Code_20_block"><text:s text:c="4"/>}</text:p>
      <text:p text:style-name="Code_20_block"><text:s text:c="2"/></text:p>
      <text:p text:style-name="Code_20_block"><text:s text:c="4"/>@Override</text:p>
      <text:p text:style-name="Code_20_block"><text:s text:c="4"/>public void onTimeout() {</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by using a <text:a xlink:type="simple" xlink:href="http://www.jppf.org/api-3/index.html?org/jppf/scheduling/JPPFSchedule.html">JPPFSchedule</text:a> object, which is an immutable object that proposes two constructors:</text:p>
      <text:p text:style-name="Standard"/>
      <text:p text:style-name="Code_20_block"><text:s text:c="2"/><text:span text:style-name="T5">// schedule after a specified duration in milliseconds</text:span></text:p>
      <text:p text:style-name="Code_20_block"><text:s text:c="2"/>public JPPFSchedule(final long duration)</text:p>
      <text:p text:style-name="Code_20_block"><text:s text:c="2"/><text:span text:style-name="T5">// schedule at a specified fixed date/time</text:span></text:p>
      <text:p text:style-name="Code_20_block"><text:s text:c="2"/>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5">// get the timeout schedule</text:span></text:p>
      <text:p text:style-name="Code_20_block"><text:s text:c="2"/>public JPPFSchedule getTimeoutSchedule();</text:p>
      <text:p text:style-name="Code_20_block"><text:s text:c="2"/><text:span text:style-name="T5">// set a new timeout schedule</text:span></text:p>
      <text:p text:style-name="Code_20_block"><text:s text:c="2"/>public void setTimeoutSchedule(final JPPFSchedule timeoutSchedule);</text:p>
      <text:p text:style-name="Code_20_block">}</text:p>
      <text:p text:style-name="Standard"/>
      <text:p text:style-name="Standard"/>
      <text:p text:style-name="P12">For example:</text:p>
      <text:p text:style-name="Standard"/>
      <text:p text:style-name="Code_20_block"><text:s text:c="2"/><text:span text:style-name="T5">// set the task to expire after 5 seconds</text:span></text:p>
      <text:p text:style-name="Code_20_block"><text:s text:c="2"/>myTask.setTimeout(new JPPFSchedule(5000L));</text:p>
      <text:p text:style-name="Code_20_block"><text:s text:c="2"/><text:span text:style-name="T5">// set the task to expire on 9/30/2012 at 12:08 pm</text:span></text:p>
      <text:p text:style-name="Code_20_block"><text:s text:c="2"/>myTask.setTimeoutSchedule(</text:p>
      <text:p text:style-name="Code_20_block"><text:s text:c="4"/>new JPPFSchedule("09/30/2012 12:08 PM", "MM/dd/yyyy hh:mm a"));</text:p>
      <text:list xml:id="list40653212" text:continue-list="list40629188"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40650500" text:continue-list="list40640113" text:style-name="List_20_1">
        <text:list-item>
          <text:p text:style-name="P17"><text:span text:style-name="T17">When the node is receiving tasks from the server</text:span>: if any error is generated, for any task, then all the tasks will be sent back to the client application as they were initially, with only their exception attribute (see <text:a xlink:type="simple" xlink:href="http://www.jppf.org/api-3/org/jppf/server/protocol/JPPFTask.html#getException()"><text:span text:style-name="Code_20_char">JPPFTask.getException()</text:span></text:a>) set to the captured error.</text:p>
        </text:list-item>
        <text:list-item>
          <text:p text:style-name="P17"><text:span text:style-name="T17">After execution of the tasks</text:span>: for each task that generates an error that prevents it from being sent back to the server, the JPPF will substitute an instance of <text:a xlink:type="simple" xlink:href="http://www.jppf.org/api-3/index.html?org/jppf/server/protocol/JPPFExceptionResult.html"><text:span text:style-name="Code_20_char">JPPFExceptionResult</text:span></text:a>, which is a JPPF task used solely to describe the error and the object on which it occurred.</text:p>
        </text:list-item>
      </text:list>
      <text:list xml:id="list40632534" text:continue-list="list40653212"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JPPFTask API provides two methods that will allow a task to send code for execution on the client, and to determine whether the task is executing within a node or within a client with local execution enabled:</text:p>
      <text:p text:style-name="Standard"/>
      <text:p text:style-name="Code_20_block"><text:s text:c="2"/>public abstract class JPPFTask implements Task&lt;Object&gt; {</text:p>
      <text:p text:style-name="Code_20_block"><text:s text:c="4"/><text:span text:style-name="T5">// is the task executing in a node or in the client?</text:span></text:p>
      <text:p text:style-name="Code_20_block"><text:s text:c="4"/>public boolean isInNode()</text:p>
      <text:p text:style-name="Code_20_block"><text:s text:c="6"/><text:span text:style-name="T5">// send a callable for execution on the client side</text:span></text:p>
      <text:p text:style-name="Code_20_block"><text:s text:c="4"/>public &lt;V&gt; V compute(final JPPFCallable&lt;V&gt; callable)</text:p>
      <text:p text:style-name="Code_20_block"><text:s text:c="2"/>}</text:p>
      <text:p text:style-name="Standard"/>
      <text:p text:style-name="P1">The method <text:span text:style-name="Code_20_char">compute()</text:span> takes a <text:a xlink:type="simple" xlink:href="http://www.jppf.org/api-3/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2">This API is a more flexible version of the <text:span text:style-name="T20">deprecated</text:span> <text:a xlink:type="simple" xlink:href="#1.4.2.ClientDataProvider: computing data in the client (deprecated)|outline">ClientDataProvider</text:a> facility, which will be <text:span text:style-name="T20">removed</text:span> in the future.</text:p>
      <text:p text:style-name="P1"/>
      <text:p text:style-name="P1">Example usage:</text:p>
      <text:p text:style-name="P1"/>
      <text:p text:style-name="Code_20_block"><text:s text:c="2"/>public class MyTask extends JPPFTask {</text:p>
      <text:p text:style-name="Code_20_block"><text:s text:c="4"/>@Override</text:p>
      <text:p text:style-name="Code_20_block"><text:s text:c="4"/>public void run() {</text:p>
      <text:p text:style-name="Code_20_block"><text:s text:c="6"/>String callableResult;</text:p>
      <text:p text:style-name="Code_20_block"><text:s text:c="6"/><text:span text:style-name="T5">// if this task is executing in a JPPF node</text:span></text:p>
      <text:p text:style-name="Code_20_block"><text:s text:c="6"/>if (isInNode()) callableResult = compute(new MyNodeCallable());</text:p>
      <text:p text:style-name="Code_20_block"><text:s text:c="6"/><text:span text:style-name="T5">// otherwise if it is executing locally in the JPPF client</text:span></text:p>
      <text:p text:style-name="Code_20_block"><text:s text:c="6"/>else callableResult = compute(new MyClientallable());</text:p>
      <text:p text:style-name="Code_20_block"><text:s text:c="6"/><text:span text:style-name="T5">// set the callable result as this task's result</text:span></text:p>
      <text:p text:style-name="Code_20_block"><text:s text:c="6"/>setResult(callableResult);</text:p>
      <text:p text:style-name="Code_20_block"><text:s text:c="4"/>}</text:p>
      <text:p text:style-name="Code_20_block"><text:s text:c="2"/></text:p>
      <text:p text:style-name="Code_20_block"><text:s text:c="4"/>public static class MyNodeCallable implements JPPFCallable&lt;String&gt; {</text:p>
      <text:p text:style-name="Code_20_block"><text:s text:c="6"/>@Override</text:p>
      <text:p text:style-name="Code_20_block"><text:s text:c="6"/>public String call() throws Exception {</text:p>
      <text:p text:style-name="Code_20_block"><text:s text:c="8"/>return "executed in the NODE";</text:p>
      <text:p text:style-name="Code_20_block"><text:s text:c="6"/>}</text:p>
      <text:p text:style-name="Code_20_block"><text:s text:c="4"/>}</text:p>
      <text:p text:style-name="Code_20_block"><text:s text:c="2"/></text:p>
      <text:p text:style-name="Code_20_block"><text:s text:c="4"/>public static class MyClientCallable implements JPPFCallable&lt;String&gt; {</text:p>
      <text:p text:style-name="Code_20_block"><text:s text:c="6"/>@Override</text:p>
      <text:p text:style-name="Code_20_block"><text:s text:c="6"/>public String call() throws Exception {</text:p>
      <text:p text:style-name="Code_20_block"><text:s text:c="8"/>return "executed in the CLIENT";</text:p>
      <text:p text:style-name="Code_20_block"><text:s text:c="6"/>}</text:p>
      <text:p text:style-name="Code_20_block"><text:s text:c="4"/>}</text:p>
      <text:p text:style-name="Code_20_block"><text:s text:c="2"/>}</text:p>
      <text:list xml:id="list40628531" text:continue-numbering="true" text:style-name="Outline">
        <text:list-item>
          <text:list>
            <text:list-item>
              <text:list>
                <text:list-item>
                  <text:h text:style-name="Heading_20_3" text:outline-level="3"><text:bookmark-start text:name="__RefHeading__4194_1917284667"/><text:soft-page-break/>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3/index.html?org/jppf/server/protocol/JPPFRunnable.html">@JPPFRunnable</text:a>.</text:p>
      <text:p text:style-name="Standard"/>
      <text:p text:style-name="Standard">Here is an example:</text:p>
      <text:p text:style-name="Standard"/>
      <text:p text:style-name="Code_20_block"><text:s text:c="2"/>public class MyClass implements Serializable {</text:p>
      <text:p text:style-name="Code_20_block"><text:s text:c="4"/><text:span text:style-name="T4">@JPPFRunnable</text:span></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40649435" text:continue-list="list40650500" text:style-name="List_20_1">
        <text:list-item>
          <text:p text:style-name="P15">if the annotated element is an <text:span text:style-name="T1">instance</text:span> (non-static) method, the annotated class must be serializable</text:p>
        </text:list-item>
        <text:list-item>
          <text:p text:style-name="P15">if the class is already an instance of JPPFTask, the annotation will be ignored</text:p>
        </text:list-item>
        <text:list-item>
          <text:p text:style-name="P15">if an annotated method has a return type (i.e. non void), the return value will be set as the task result</text:p>
        </text:list-item>
        <text:list-item>
          <text:p text:style-name="P15">it is possible to annotate a public method or constructor</text:p>
        </text:list-item>
        <text:list-item>
          <text:p text:style-name="P15">an annotated method can be static or non-static</text:p>
        </text:list-item>
        <text:list-item>
          <text:p text:style-name="P15">if the annotated element is a constructor or a static method, the first argument of JPPFJob.addTask() must be a Class object representing the class that declares it.</text:p>
        </text:list-item>
        <text:list-item>
          <text:p text:style-name="P15">an annotated method or constructor can have any signature, with no limit on the number of arguments</text:p>
        </text:list-item>
        <text:list-item>
          <text:p text:style-name="P15">through the task-wrapping mechanism, a JPPF-annotated class benefits from the JPPFTask facilities described in the previous section <text:bookmark-ref text:reference-format="number-all-superior" text:ref-name="__RefHeading__30413167">4.1.1</text:bookmark-ref>, except for the callback methods onCancel(), onRestart() and onTimeout().</text:p>
        </text:list-item>
      </text:list>
      <text:p text:style-name="Standard"/>
      <text:p text:style-name="Standard">Here is an example using an annotated constructor:</text:p>
      <text:p text:style-name="Standard"/>
      <text:p text:style-name="Code_20_block"><text:s text:c="2"/>public class MyClass implements Serializable <text:s/>{</text:p>
      <text:p text:style-name="Code_20_block"><text:s text:c="4"/><text:span text:style-name="T4">@JPPFRunnable</text:span></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Another example using an annotated static method:</text:p>
      <text:p text:style-name="P1"/>
      <text:p text:style-name="Code_20_block"><text:s text:c="2"/>public class MyClass implements Serializable {</text:p>
      <text:p text:style-name="Code_20_block"><text:s text:c="4"/><text:span text:style-name="T4">@JPPFRunnable</text:span></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40644894" text:continue-list="list40628531" text:style-name="Outline">
        <text:list-item>
          <text:list>
            <text:list-item>
              <text:list>
                <text:list-item>
                  <text:h text:style-name="Heading_20_3" text:outline-level="3"><text:soft-page-break/>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 {</text:p>
      <text:p text:style-name="Code_20_block"><text:s text:c="4"/>public void run() {</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40639059" text:continue-list="list40649435" text:style-name="List_20_1">
        <text:list-item>
          <text:p text:style-name="P15">the class must be serializable</text:p>
        </text:list-item>
        <text:list-item>
          <text:p text:style-name="P20">if the class is already an instance of <text:span text:style-name="Code_20_char">JPPFTask</text:span>, or annotated with <text:span text:style-name="Code_20_char">@JPPFRunnable</text:span>, it will be processed as such</text:p>
        </text:list-item>
        <text:list-item>
          <text:p text:style-name="P15">through the task-wrapping mechanism, a Runnable task benefits from the <text:span text:style-name="Code_20_char">JPPFTask</text:span> facilities described in the previous section <text:bookmark-ref text:reference-format="number-all-superior" text:ref-name="__RefHeading__30413167">4.1.1</text:bookmark-ref>, except for the callback methods onCancel(), onRestart() and onTimeout().</text:p>
        </text:list-item>
      </text:list>
      <text:list xml:id="list40626604" text:continue-list="list40644894"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 {</text:p>
      <text:p text:style-name="Code_20_block"><text:s text:c="4"/>public String call() throws Exception {</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The following rules apply to Callable tasks:</text:p>
      <text:p text:style-name="Standard"/>
      <text:list xml:id="list40642022" text:continue-list="list40639059" text:style-name="List_20_1">
        <text:list-item>
          <text:p text:style-name="P15">the Callable class must be serializable</text:p>
        </text:list-item>
        <text:list-item>
          <text:p text:style-name="P15">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5">the return value of the <text:span text:style-name="Code_20_char">call()</text:span> method will be set as the task result</text:p>
        </text:list-item>
        <text:list-item>
          <text:p text:style-name="P15">through the task-wrapping mechanism, a callable class benefits from the <text:span text:style-name="Code_20_char">JPPFTask</text:span> facilities described in the previous section <text:bookmark-ref text:reference-format="number-all-superior" text:ref-name="__RefHeading__30413167">4.1.1</text:bookmark-ref>, except for the callback methods onCancel(), onRestart() and onTimeout().</text:p>
        </text:list-item>
      </text:list>
      <text:list xml:id="list40653018" text:continue-list="list40626604"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4</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 {</text:p>
      <text:p text:style-name="Code_20_block"><text:s text:c="4"/>public MyClass() {</text:p>
      <text:p text:style-name="Code_20_block"><text:s text:c="4"/>}</text:p>
      <text:p text:style-name="Code_20_block"><text:s text:c="2"/></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oft-page-break/><text:s text:c="6"/>return s;</text:p>
      <text:p text:style-name="Code_20_block"><text:s text:c="4"/>}</text:p>
      <text:p text:style-name="Code_20_block"><text:s text:c="2"/></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40621522" text:continue-list="list40642022" text:style-name="List_20_1">
        <text:list-item>
          <text:p text:style-name="P15">if the entry point is an <text:span text:style-name="T1">instance</text:span> (non-static) method, the class must be serializable</text:p>
        </text:list-item>
        <text:list-item>
          <text:p text:style-name="P15">if a method has a return type (i.e. non void), the return value will be set as the task result</text:p>
        </text:list-item>
        <text:list-item>
          <text:p text:style-name="P15">it is possible to use a public method or constructor as entry point</text:p>
        </text:list-item>
        <text:list-item>
          <text:p text:style-name="P15">a method entry point can be static or non-static</text:p>
        </text:list-item>
        <text:list-item>
          <text:p text:style-name="P15">A POJO task is added to a job by calling a <text:span text:style-name="Code_20_char">JPPFJob.addTask()</text:span> method whose first argument is the method or constructor name.</text:p>
        </text:list-item>
        <text:list-item>
          <text:p text:style-name="P15">if the entry point is a constructor or a static method, the second argument of JPPFJob.addTask() be a Class object representing the class that declares it.</text:p>
        </text:list-item>
        <text:list-item>
          <text:p text:style-name="P15">an annotated method or constructor can have any signature, with no limit on the number of arguments</text:p>
        </text:list-item>
        <text:list-item>
          <text:p text:style-name="P17">through the task-wrapping mechanism, a JPPF-annotated class benefits from the JPPFTask facilities described in the previous section <text:bookmark-ref text:reference-format="number-all-superior" text:ref-name="__RefHeading__30413167">4.1.1</text:bookmark-ref>, except for the callback methods onCancel(), onRestart() and onTimeout().</text:p>
        </text:list-item>
      </text:list>
      <text:list xml:id="list40634230" text:continue-list="list40653018"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3/index.html?org/jppf/server/protocol/CommandLineTask.html"><text:span text:style-name="Code_20_char">CommandLineTask</text:span></text:a>. Like <text:a xlink:type="simple" xlink:href="http://www.jppf.org/api-3/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5">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5">Launch the process:</text:p>
      <text:p text:style-name="P1"/>
      <text:p text:style-name="P1"><text:soft-page-break/>The process is launched by calling the following method from the <text:span text:style-name="Code_20_char">run()</text:span> method of the task:</text:p>
      <text:p text:style-name="P1"/>
      <text:p text:style-name="Code_20_block"><text:s text:c="2"/><text:span text:style-name="T5">// launch the process and return its exit code</text:span></text:p>
      <text:p text:style-name="Code_20_block"><text:s text:c="2"/>int launchProcess()</text:p>
      <text:p text:style-name="P1"/>
      <text:p text:style-name="P1">This method will block until the process has completed or is destroyed. The process exit code can also be obtained via the following method:</text:p>
      <text:p text:style-name="P1"/>
      <text:p text:style-name="Code_20_block"><text:s text:c="2"/><text:span text:style-name="T5">// get the process exit code</text:span></text:p>
      <text:p text:style-name="Code_20_block"><text:s text:c="2"/>int getExitCode()</text:p>
      <text:p text:style-name="P1"/>
      <text:p text:style-name="P5">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8"><text:s text:c="2"/></text:p>
      <text:p text:style-name="P8"><text:s text:c="2"/>// corresponds to what is sent to System.out / stdout</text:p>
      <text:p text:style-name="Code_20_block"><text:s text:c="2"/>String getErrorOutput()</text:p>
      <text:p text:style-name="P8"><text:s text:c="2"/></text:p>
      <text:p text:style-name="P8"><text:s text:c="2"/>// corresponds to what is sent to System.err / stderr</text:p>
      <text:p text:style-name="Code_20_block"><text:s text:c="2"/>String getStandardOutput()</text:p>
      <text:p text:style-name="P1"/>
      <text:p text:style-name="P1">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 {</text:p>
      <text:p text:style-name="Code_20_block"><text:s text:c="10"/>setCommandList("ls", "-a", "/usr/local");</text:p>
      <text:p text:style-name="Code_20_block"><text:s text:c="8"/>} else if (os.indexOf("windows") &gt;= 0) {</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Standard"/>
      <text:list xml:id="list40631060" text:continue-numbering="true" text:style-name="Outline">
        <text:list-item>
          <text:list>
            <text:list-item>
              <text:list>
                <text:list-item>
                  <text:h text:style-name="P29"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3/index.html?org/jppf/server/protocol/Location.html"><text:span text:style-name="Code_20_char">Location</text:span></text:a>, which provides the following methods:</text:p>
      <text:p text:style-name="P1"/>
      <text:p text:style-name="Code_20_block"><text:s text:c="2"/>public interface Location&lt;T&gt; {</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40626191" text:continue-list="list40621522" text:style-name="List_20_1">
        <text:list-item>
          <text:p text:style-name="P17"><text:a xlink:type="simple" xlink:href="http://www.jppf.org/api-3/index.html?org/jppf/server/protocol/FileLocation.html"><text:span text:style-name="Code_20_char">FileLocation</text:span></text:a> represents a path in the file system</text:p>
        </text:list-item>
        <text:list-item>
          <text:p text:style-name="P17"><text:a xlink:type="simple" xlink:href="http://www.jppf.org/api-3/index.html?org/jppf/server/protocol/URLLocation.html"><text:span text:style-name="Code_20_char">URLLocation</text:span></text:a> can be used to get data to and from a URL, including HTTP and FTP URLs</text:p>
        </text:list-item>
        <text:list-item>
          <text:p text:style-name="P17"><text:a xlink:type="simple" xlink:href="http://www.jppf.org/api-3/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P1"/>
      <text:list xml:id="list40625494" text:continue-list="list40631060" text:style-name="Outline">
        <text:list-item>
          <text:list>
            <text:list-item>
              <text:h text:style-name="P25" text:outline-level="2">Dealing with jobs</text:h>
            </text:list-item>
          </text:list>
        </text:list-item>
      </text:list>
      <text:p text:style-name="Standard">A job is a grouping of tasks with a common set of characteristics and a common SLA. These characteristics include:</text:p>
      <text:p text:style-name="Standard"/>
      <text:list xml:id="list40635852" text:continue-list="list40626191" text:style-name="List_20_1">
        <text:list-item>
          <text:p text:style-name="P15">common data shared between tasks (data provider)</text:p>
        </text:list-item>
        <text:list-item>
          <text:p text:style-name="P15">A common Service Level Agreement (SLA) comprising:</text:p>
        </text:list-item>
      </text:list>
      <text:list xml:id="list40345338" text:style-name="List_20_2">
        <text:list-item>
          <text:list>
            <text:list-item>
              <text:list>
                <text:list-item>
                  <text:p text:style-name="P21">the job priority</text:p>
                </text:list-item>
                <text:list-item>
                  <text:p text:style-name="P21">the maximum number of nodes a job can be executed on</text:p>
                </text:list-item>
                <text:list-item>
                  <text:p text:style-name="P21">an optional execution policy describing which nodes the job can run on</text:p>
                </text:list-item>
                <text:list-item>
                  <text:p text:style-name="P21">a suspended indicator, that enables submitting a job in suspended state, waiting for an external command to resume or start its execution</text:p>
                </text:list-item>
                <text:list-item>
                  <text:p text:style-name="P21">an execution start date and time</text:p>
                </text:list-item>
                <text:list-item>
                  <text:p text:style-name="P21">an expiration (timeout) date and time</text:p>
                </text:list-item>
                <text:list-item>
                  <text:p text:style-name="P21">an indicator specifying what the server should do when the application is disconnected</text:p>
                </text:list-item>
              </text:list>
            </text:list-item>
          </text:list>
        </text:list-item>
      </text:list>
      <text:list xml:id="list40643766" text:continue-list="list40635852" text:style-name="List_20_1">
        <text:list-item>
          <text:p text:style-name="P17">a blocking/non-blocking indicator, specifying whether the job execution is synchronous or asynchronous from the application's point of view</text:p>
        </text:list-item>
        <text:list-item>
          <text:p text:style-name="P17">a listener to receive notifications of completed tasks when running in non-blocking mode</text:p>
        </text:list-item>
        <text:list-item>
          <text:p text:style-name="P17">the ability to receive notifications when the job execution starts and completes</text:p>
        </text:list-item>
        <text:list-item>
          <text:p text:style-name="P17">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3/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40622985" text:continue-list="list40625494"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text:s text:c="2"/>public class JPPFJob implements Serializable, JPPFDistributedJob {</text:p>
      <text:p text:style-name="Code_20_block"><text:s text:c="4"/><text:span text:style-name="T5">// create a blocking job with the specified uuid</text:span></text:p>
      <text:p text:style-name="Code_20_block"><text:s text:c="4"/>public JPPFJob(final String jobUuid)</text:p>
      <text:p text:style-name="Code_20_block"><text:s text:c="2"/></text:p>
      <text:p text:style-name="Code_20_block"><text:s text:c="4"/><text:span text:style-name="T5">// get this job's UUID</text:span></text:p>
      <text:p text:style-name="Code_20_block"><text:s text:c="4"/>public String getUuid()</text:p>
      <text:p text:style-name="Code_20_block"><text:s text:c="2"/></text:p>
      <text:p text:style-name="Code_20_block"><text:s text:c="4"/><text:span text:style-name="T5">// get the user-defined display name for this job</text:span></text:p>
      <text:p text:style-name="Code_20_block"><text:s text:c="4"/>public String getName()</text:p>
      <text:p text:style-name="Code_20_block"><text:s text:c="2"/></text:p>
      <text:p text:style-name="Code_20_block"><text:s text:c="4"/><text:span text:style-name="T5">// set the user-defined display name for this job</text:span></text:p>
      <text:p text:style-name="Code_20_block"><text:s text:c="4"/>public void setName(final String name)</text:p>
      <text:p text:style-name="Code_20_block"><text:s text:c="2"/>}</text:p>
      <text:p text:style-name="Standard"/>
      <text:list xml:id="list40627983" text:continue-numbering="true" text:style-name="Outline">
        <text:list-item>
          <text:list>
            <text:list-item>
              <text:list>
                <text:list-item>
                  <text:h text:style-name="P29"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5">Constructors for blocking jobs</text:p>
      <text:p text:style-name="P1"/>
      <text:p text:style-name="P8"><text:s text:c="2"/>// creates a blocking job with no data provider and default SLA values</text:p>
      <text:p text:style-name="Code_20_block"><text:s text:c="2"/>public JPPFJob()</text:p>
      <text:p text:style-name="P8"><text:s text:c="2"/>// creates a blocking job with the specified data provider and default SLA values</text:p>
      <text:p text:style-name="Code_20_block"><text:s text:c="2"/>public JPPFJob(DataProvider dataProvider)</text:p>
      <text:p text:style-name="P8"><text:s text:c="2"/>// creates a blocking job with the specified data provider and SLA</text:p>
      <text:p text:style-name="Code_20_block"><text:s text:c="2"/>public JPPFJob(DataProvider dataProvider, JPPFJobSLA jobSLA)</text:p>
      <text:p text:style-name="P1"/>
      <text:p text:style-name="P5">Constructors for non-blocking jobs</text:p>
      <text:p text:style-name="P1"/>
      <text:p text:style-name="P8"><text:s text:c="2"/>// creates a blocking job with the specified execution results listener,</text:p>
      <text:p text:style-name="P8"><text:s text:c="2"/>// no data provider and default SLA values</text:p>
      <text:p text:style-name="Code_20_block"><text:s text:c="2"/>public JPPFJob(TaskResultListener resultsListener)</text:p>
      <text:p text:style-name="P8"><text:s text:c="2"/>// creates a blocking job with the specified execution results listener,</text:p>
      <text:p text:style-name="P8"><text:s text:c="2"/>// data provider and default SLA values</text:p>
      <text:p text:style-name="Code_20_block"><text:s text:c="2"/>public JPPFJob(DataProvider dataProvider, TaskResultListener resultsListener)</text:p>
      <text:p text:style-name="P8"><text:s text:c="2"/>// creates a blocking job with the specified execution results listener,</text:p>
      <text:p text:style-name="P8"><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8"><text:s text:c="2"/>// creates a job with the specified data provider, SLA, blocking indicator</text:p>
      <text:p text:style-name="P8"><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40651899"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3/index.html?org/jppf/client/JPPFJob.html"><text:span text:style-name="Code_20_char">JPPFJob</text:span></text:a> provides two methods to add tasks to a job.</text:p>
      <text:p text:style-name="P1"/>
      <text:p text:style-name="P5">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40649855" text:continue-list="list40643766" text:style-name="List_20_1">
        <text:list-item>
          <text:p text:style-name="P17">an instance of <text:span text:style-name="Code_20_char">JPPFTask</text:span></text:p>
        </text:list-item>
        <text:list-item>
          <text:p text:style-name="P17">an instance of a class with a non-static public method annotated with <text:span text:style-name="Code_20_char">@JPPFRunnable</text:span></text:p>
        </text:list-item>
        <text:list-item>
          <text:p text:style-name="P17">a <text:span text:style-name="Code_20_char">Class</text:span> object representing a class that has a public static method or a constructor annotated with <text:span text:style-name="Code_20_char">@JPPFRunnable</text:span></text:p>
        </text:list-item>
        <text:list-item>
          <text:p text:style-name="P17">an instance of a a Runnable class</text:p>
        </text:list-item>
        <text:list-item>
          <text:p text:style-name="P17">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5">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40624910" text:continue-numbering="true" text:style-name="List_20_1">
        <text:list-item>
          <text:p text:style-name="P17">an instance of the POJO class if the entry point is a non-static method</text:p>
        </text:list-item>
        <text:list-item>
          <text:p text:style-name="P15">a <text:span text:style-name="Code_20_char">Class</text:span> object representing a <text:s/>POJO class that has a public static method or a constructor <text:span text:style-name="Code_20_char">a</text:span><text:span text:style-name="Code_20_char"><text:span text:style-name="T9">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 3, "string");</text:p>
      <text:p text:style-name="Code_20_block"><text:s text:c="2"/>MyPOJO pojo = (MyPOJO) task.getTaskObject();</text:p>
      <text:p text:style-name="Code_20_block"><text:s text:c="2"/><text:span text:style-name="T5">// we can also set a timeout on the wrapper</text:span></text:p>
      <text:p text:style-name="Code_20_block"><text:s text:c="2"/>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40635711" text:continue-list="list40651899"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9">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9"/></text:span></text:p>
      <text:p text:style-name="P1"><text:span text:style-name="Code_20_char"><text:span text:style-name="T9">These listeners are represented by the interface </text:span></text:span><text:a xlink:type="simple" xlink:href="http://www.jppf.org/api-3/index.html?org/jppf/client/event/TaskResultListener.html"><text:span text:style-name="Code_20_char">TaskResultListener</text:span></text:a><text:span text:style-name="Code_20_char"><text:span text:style-name="T9">. It is defined as follows:</text:span></text:span></text:p>
      <text:p text:style-name="P1"><text:span text:style-name="Code_20_char"><text:span text:style-name="T9"/></text:span></text:p>
      <text:p text:style-name="Code_20_block"><text:s text:c="2"/>public interface TaskResultListener extends EventListener {</text:p>
      <text:p text:style-name="Code_20_block"><text:s text:c="4"/>void resultsReceived(TaskResultEvent event);</text:p>
      <text:p text:style-name="Code_20_block"><text:s text:c="2"/>}</text:p>
      <text:p text:style-name="P1"><text:span text:style-name="Code_20_char"><text:span text:style-name="T9"/></text:span></text:p>
      <text:p text:style-name="P1"><text:span text:style-name="Code_20_char"><text:span text:style-name="T9">We will thus be listening for events of type </text:span></text:span><text:a xlink:type="simple" xlink:href="http://www.jppf.org/api-3/index.html?org/jppf/client/event/TaskResultEvent.html"><text:span text:style-name="Code_20_char">TaskResultEvent</text:span></text:a><text:span text:style-name="Code_20_char"><text:span text:style-name="T9">. Since JPPF 2.5, the public API for TaskResultEvent has two methods, as illustrated below:</text:span></text:span></text:p>
      <text:p text:style-name="P1"><text:span text:style-name="Code_20_char"><text:span text:style-name="T9"/></text:span></text:p>
      <text:p text:style-name="Code_20_block"><text:s text:c="2"/>public class TaskResultEvent extends EventObject {</text:p>
      <text:p text:style-name="Code_20_block"><text:s text:c="4"/><text:span text:style-name="T5">// Get the list of tasks whose results have been received from the server</text:span></text:p>
      <text:p text:style-name="Code_20_block"><text:s text:c="4"/>public List&lt;JPPFTask&gt; getTaskList();</text:p>
      <text:p text:style-name="Code_20_block"><text:s text:c="2"/></text:p>
      <text:p text:style-name="Code_20_block"><text:s text:c="4"/><text:span text:style-name="T5">// Get the throwable eventually raised while receiving the results</text:span></text:p>
      <text:p text:style-name="Code_20_block"><text:s text:c="4"/>public Throwable getThrowable()</text:p>
      <text:p text:style-name="Code_20_block"><text:s text:c="2"/>}</text:p>
      <text:p text:style-name="P1"><text:span text:style-name="Code_20_char"><text:span text:style-name="T9"/></text:span></text:p>
      <text:p text:style-name="P1"><text:span text:style-name="Code_20_char"><text:span text:style-name="T9">We can see that each notification is wrapping either a list of </text:span></text:span><text:span text:style-name="Code_20_char">JPPFTask</text:span><text:span text:style-name="Code_20_char"><text:span text:style-name="T9"> instances, or a Throwable to may be raised while receiving the results, both being mutually exclusive, mean that there is always one of the two methods that returns null..</text:span></text:span></text:p>
      <text:p text:style-name="P1"><text:span text:style-name="Code_20_char"><text:span text:style-name="T9"/></text:span></text:p>
      <text:p text:style-name="P1"><text:span text:style-name="Code_20_char"><text:span text:style-name="T9">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9"> should be used. Each task position is automatically calculated by JPPF at the time the job is submitted, as shown in the example below.</text:span></text:span></text:p>
      <text:p text:style-name="P1"><text:span text:style-name="Code_20_char"><text:span text:style-name="T9"/></text:span></text:p>
      <text:p text:style-name="P1"><text:span text:style-name="Code_20_char"><text:span text:style-name="T9">When the event's </text:span></text:span><text:span text:style-name="Code_20_char">Throwable</text:span><text:span text:style-name="Code_20_char"><text:span text:style-name="T9">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9">, as if it were created anew. This is illustrated in the following example:</text:span></text:span></text:p>
      <text:p text:style-name="P1"><text:span text:style-name="Code_20_char"><text:span text:style-name="T9"/></text:span></text:p>
      <text:p text:style-name="P11"><text:s text:c="2"/>public class MyResultListener implements TaskResultListener {</text:p>
      <text:p text:style-name="Code_20_block"><text:s text:c="4"/><text:span text:style-name="T5">// Initial count of tasks in the job</text:span></text:p>
      <text:p text:style-name="Code_20_block"><text:s text:c="4"/>private int initialCount = 0;</text:p>
      <text:p text:style-name="Code_20_block"><text:s text:c="4"/><text:span text:style-name="T5">// Count of results not yet received</text:span></text:p>
      <text:p text:style-name="Code_20_block"><text:s text:c="4"/>private int pendingCount = 0;</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 {</text:p>
      <text:p text:style-name="Code_20_block"><text:s text:c="6"/>initialCount = count;</text:p>
      <text:p text:style-name="Code_20_block"><text:s text:c="6"/>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 {</text:p>
      <text:p text:style-name="Code_20_block"><text:s text:c="6"/>if (event.getThrowable() != null) {</text:p>
      <text:p text:style-name="Code_20_block"><text:s text:c="8"/><text:span text:style-name="T5">// Insert the tasks in the map, in ascending position order</text:span></text:p>
      <text:p text:style-name="Code_20_block"><text:s text:c="8"/>for (JPPFTask task: event.getTaskList()) resultMap.put(task.getPosition(), task);</text:p>
      <text:p text:style-name="Code_20_block"><text:s text:c="8"/><text:span text:style-name="T5">// Update the number of pending tasks accordingly</text:span></text:p>
      <text:p text:style-name="Code_20_block"><text:s text:c="8"/>pendingCount -= event.getTaskList().size();</text:p>
      <text:p text:style-name="Code_20_block"><text:s text:c="6"/>} else {</text:p>
      <text:p text:style-name="Code_20_block"><text:s text:c="8"/><text:span text:style-name="T5">// Reset the state of this listener as if for a new job</text:span></text:p>
      <text:p text:style-name="Code_20_block"><text:s text:c="8"/>resultMap.clear();</text:p>
      <text:p text:style-name="Code_20_block"><text:s text:c="8"/>pendingCount = initialCount;</text:p>
      <text:p text:style-name="Code_20_block"><text:s text:c="6"/>}</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 {</text:p>
      <text:p text:style-name="Code_20_bloc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 {</text:p>
      <text:p text:style-name="Code_20_block"><text:s text:c="6"/>return pendingCount &lt;= 0;</text:p>
      <text:p text:style-name="Code_20_block"><text:s text:c="4"/>}</text:p>
      <text:p text:style-name="Code_20_block"><text:s text:c="2"/>}</text:p>
      <text:p text:style-name="P1"><text:span text:style-name="Code_20_char"><text:span text:style-name="T9"/></text:span></text:p>
      <text:p text:style-name="P1"><text:span text:style-name="Code_20_char"><text:span text:style-name="T9">We can then use our result listener as follows:</text:span></text:span></text:p>
      <text:p text:style-name="P1"><text:span text:style-name="Code_20_char"><text:span text:style-name="T9"/></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 {</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9"/></text:span></text:p>
      <text:p text:style-name="P1"><text:span text:style-name="Code_20_char"><text:span text:style-name="T9">JPPF uses an existing implementation of </text:span></text:span><text:span text:style-name="Code_20_char"><text:span text:style-name="T1">TaskResultListener</text:span></text:span><text:span text:style-name="Code_20_char"><text:span text:style-name="T9">: the class </text:span></text:span><text:a xlink:type="simple" xlink:href="http://www.jppf.org/api-3/index.html?org/jppf/client/JPPFResultCollector.html"><text:span text:style-name="Code_20_char">JPPFResultCollector</text:span></text:a><text:span text:style-name="Code_20_char"><text:span text:style-name="T9">.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9"> methods, so you don't have to write your own synchronization code. Additionally, </text:span></text:span><text:span text:style-name="Code_20_char">JPPFResultCollector</text:span><text:span text:style-name="Code_20_char"><text:span text:style-name="T9"> is also always used for blocking jobs.</text:span></text:span></text:p>
      <text:list xml:id="list40628222"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3/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40635145" text:continue-list="list40345338" text:style-name="List_20_2">
        <text:list-item>
          <text:p text:style-name="P19">handle and store the execution results of the tasks</text:p>
        </text:list-item>
        <text:list-item>
          <text:p text:style-name="P19">ensure the results are in the same order as the tasks initially submitted</text:p>
        </text:list-item>
        <text:list-item>
          <text:p text:style-name="P19">handle errors occurring while receiving the results from the server</text:p>
        </text:list-item>
        <text:list-item>
          <text:p text:style-name="P19">update the state of the job's execution</text:p>
        </text:list-item>
        <text:list-item>
          <text:p text:style-name="P19">optionally handle the persistence of the job's state for later recovery</text:p>
        </text:list-item>
      </text:list>
      <text:p text:style-name="P1"/>
      <text:p text:style-name="P1">To store the execution results, the <text:a xlink:type="simple" xlink:href="http://www.jppf.org/api-3/index.html?org/jppf/client/JPPFJob.html"><text:span text:style-name="Code_20_char">JPPFJob</text:span></text:a> class holds an instance of <text:a xlink:type="simple" xlink:href="http://www.jppf.org/api-3/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text:s text:c="2"/>public class JobResults {</text:p>
      <text:p text:style-name="Code_20_block"><text:s text:c="4"/><text:span text:style-name="T5">// Get the current number of received results</text:span></text:p>
      <text:p text:style-name="Code_20_block"><text:s text:c="4"/>public synchronized int size()</text:p>
      <text:p text:style-name="Code_20_block"/>
      <text:p text:style-name="Code_20_block"><text:s text:c="4"/><text:span text:style-name="T5">// Determine whether the job received a result</text:span></text:p>
      <text:p text:style-name="Code_20_block"><text:s text:c="4"/><text:span text:style-name="T5">// for the task at the specified position</text:span></text:p>
      <text:p text:style-name="Code_20_block"><text:s text:c="4"/>public synchronized boolean hasResult(final int position)</text:p>
      <text:p text:style-name="Code_20_block"/>
      <text:p text:style-name="Code_20_block"><text:s text:c="4"/><text:span text:style-name="T5">// Add the specified results to the job</text:span></text:p>
      <text:p text:style-name="Code_20_block"><text:s text:c="4"/>public synchronized void putResults(final List&lt;JPPFTask&gt; tasks)</text:p>
      <text:p text:style-name="Code_20_block"/>
      <text:p text:style-name="Code_20_block"><text:s text:c="4"/><text:span text:style-name="T5">// Get all the tasks received as results for the job</text:span></text:p>
      <text:p text:style-name="Code_20_block"><text:s text:c="4"/>public synchronized Collection&lt;JPPFTask&gt; getAll()</text:p>
      <text:p text:style-name="Code_20_block"><text:s text:c="2"/>}</text:p>
      <text:p text:style-name="P1"/>
      <text:p text:style-name="P1">Since <text:a xlink:type="simple" xlink:href="http://www.jppf.org/api-3/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40630940" text:continue-list="list40628222"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40635009" text:continue-numbering="true" text:style-name="Outline">
        <text:list-item>
          <text:list>
            <text:list-item>
              <text:list>
                <text:list-item>
                  <text:h text:style-name="P29"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3/index.html?org/jppf/client/persistence/JobPersistence.html"><text:span text:style-name="Code_20_char">JobPersistence</text:span></text:a> interface, defined as follows:</text:p>
      <text:p text:style-name="Standard"/>
      <text:p text:style-name="Code_20_block"><text:s text:c="2"/>package org.jppf.client.persistence;</text:p>
      <text:p text:style-name="Code_20_block"><text:s text:c="2"/></text:p>
      <text:p text:style-name="Code_20_block"><text:s text:c="2"/>public interface JobPersistence&lt;K&gt; {</text:p>
      <text:p text:style-name="Code_20_block"><text:s text:c="4"/><text:span text:style-name="T5">// Compute the key for the specified job. All calls to this method</text:span></text:p>
      <text:p text:style-name="P8"><text:s text:c="4"/>// with the same job instance should always return the same result.</text:p>
      <text:p text:style-name="Code_20_block"><text:s text:c="4"/>K computeKey(JPPFJob job);</text:p>
      <text:p text:style-name="Code_20_block"><text:s text:c="2"/></text:p>
      <text:p text:style-name="Code_20_block"><text:s text:c="4"/><text:span text:style-name="T5">// Get the keys of all jobs in the persistence store</text:span></text:p>
      <text:p text:style-name="Code_20_block"><text:s text:c="4"/>Collection&lt;K&gt; allKeys() throws JobPersistenceException;</text:p>
      <text:p text:style-name="Code_20_block"><text:s text:c="2"/></text:p>
      <text:p text:style-name="Code_20_block"><text:s text:c="4"/><text:span text:style-name="T5">// Load a job from the persistence store given its key</text:span></text:p>
      <text:p text:style-name="Code_20_block"><text:s text:c="4"/>JPPFJob loadJob(K key) throws JobPersistenceException;</text:p>
      <text:p text:style-name="Code_20_block"><text:s text:c="2"/></text:p>
      <text:p text:style-name="Code_20_block"><text:s text:c="4"/><text:span text:style-name="T5">// Store the specified tasks of the specified job with the specified key</text:span></text:p>
      <text:p text:style-name="Code_20_block"><text:s text:c="4"/><text:span text:style-name="T5">// The list of tasks may be used to only store the delta for better performance</text:span></text:p>
      <text:p text:style-name="Code_20_block"><text:s text:c="4"/>void storeJob(K key, JPPFJob job, List&lt;JPPFTask&gt; tasks)</text:p>
      <text:p text:style-name="Code_20_block"><text:s text:c="6"/>throws JobPersistenceException;</text:p>
      <text:p text:style-name="Code_20_block"><text:s text:c="2"/></text:p>
      <text:p text:style-name="Code_20_block"><text:s text:c="4"/><text:span text:style-name="T5">// Delete the job with the specified key from the persistence store</text:span></text:p>
      <text:p text:style-name="Code_20_block"><text:s text:c="4"/>void deleteJob(K key) throws JobPersistenceException;</text:p>
      <text:p text:style-name="Code_20_block"><text:s text:c="2"/></text:p>
      <text:p text:style-name="Code_20_block"><text:s text:c="4"/><text:span text:style-name="T5">// Close this store and release any used resources</text:span></text:p>
      <text:p text:style-name="Code_20_block"><text:s text:c="4"/>void close();</text:p>
      <text:p text:style-name="Code_20_block"><text:s text:c="2"/>}</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3/index.html?org/jppf/client/JPPFJob.html"><text:span text:style-name="Code_20_char">JPPFJob</text:span></text:a> class provides the following getter and setter for the persistence manager:</text:p>
      <text:p text:style-name="P1"/>
      <text:p text:style-name="Code_20_block"><text:s text:c="2"/>public class JPPFJob implements Serializable, JPPFDistributedJob {</text:p>
      <text:p text:style-name="Code_20_block"><text:s text:c="4"/><text:span text:style-name="T5">// Get the persistence manager</text:span></text:p>
      <text:p text:style-name="Code_20_block"><text:s text:c="4"/>public &lt;T&gt; JobPersistence&lt;T&gt; getPersistenceManager()</text:p>
      <text:p text:style-name="Code_20_block"><text:s text:c="2"/></text:p>
      <text:p text:style-name="Code_20_block"><text:s text:c="4"/><text:span text:style-name="T5">// Set the persistence manager</text:span></text:p>
      <text:p text:style-name="Code_20_block"><text:s text:c="4"/>public &lt;T&gt; void setPersistenceManager(final JobPersistence&lt;T&gt; persistenceManager)</text:p>
      <text:p text:style-name="Code_20_block"><text:s text:c="2"/>}</text:p>
      <text:p text:style-name="P1"/>
      <text:p text:style-name="P1">JPPF provides a ready-to-use implementation of JobPersistence: the class <text:a xlink:type="simple" xlink:href="http://www.jppf.org/api-3/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text:s text:c="2"/>public class DefaultFilePersistenceManager implements JobPersistence&lt;String&gt; {</text:p>
      <text:p text:style-name="Code_20_block"><text:s text:c="4"/><text:span text:style-name="T5">// Initialize with the specified root path, using default file prefix and extension</text:span></text:p>
      <text:p text:style-name="Code_20_block"><text:s text:c="4"/>public DefaultFilePersistenceManager(File root)</text:p>
      <text:p text:style-name="Code_20_block"/>
      <text:p text:style-name="Code_20_block"><text:s text:c="4"/><text:span text:style-name="T5">// Initialize with the specified root path, file prefix and extension</text:span></text:p>
      <text:p text:style-name="Code_20_block"><text:s text:c="4"/>public DefaultFilePersistenceManager(File root, String prefix, String ext)</text:p>
      <text:p text:style-name="Code_20_block"/>
      <text:p text:style-name="Code_20_block"><text:s text:c="4"/><text:span text:style-name="T5">// Initialize with the specified root path, using default file prefix and extension</text:span></text:p>
      <text:p text:style-name="Code_20_block"><text:s text:c="4"/>public DefaultFilePersistenceManager(String root)</text:p>
      <text:p text:style-name="Code_20_block"/>
      <text:p text:style-name="Code_20_block"><text:s text:c="4"/><text:span text:style-name="T5">// Initialize with the specified root path, file prefix and extension</text:span></text:p>
      <text:p text:style-name="Code_20_block"><text:s text:c="4"/>public DefaultFilePersistenceManager(String root, String prefix, String ext)</text:p>
      <text:p text:style-name="Code_20_block"><text:s text:c="2"/>}</text:p>
      <text:p text:style-name="P1"/>
      <text:p text:style-name="P1">Note, that <text:a xlink:type="simple" xlink:href="http://www.jppf.org/api-3/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40639718" text:continue-numbering="true" text:style-name="Outline">
        <text:list-item>
          <text:list>
            <text:list-item>
              <text:list>
                <text:list-item>
                  <text:h text:style-name="P29"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3/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text:s text:c="2"/>public class MyResultListener implements TaskResultListener {</text:p>
      <text:p text:style-name="Code_20_block"><text:s text:c="4"/>protected int count;</text:p>
      <text:p text:style-name="Code_20_block"><text:s text:c="4"/>protected int pendingCount = 0;</text:p>
      <text:p text:style-name="Code_20_block"><text:s text:c="4"/>protected final JPPFJob job;</text:p>
      <text:p text:style-name="Code_20_block"/>
      <text:p text:style-name="Code_20_block"><text:s text:c="4"/><text:span text:style-name="T5">// Initialize this collector with the specified job</text:span></text:p>
      <text:p text:style-name="Code_20_block"><text:s text:c="4"/>public JPPFResultCollector(JPPFJob job) {</text:p>
      <text:p text:style-name="Code_20_block"><text:s text:c="6"/>this.job = job;</text:p>
      <text:p text:style-name="Code_20_block"><text:s text:c="6"/>count = job.getTasks().size() - job.getResults().size();</text:p>
      <text:p text:style-name="Code_20_block"><text:s text:c="6"/>pendingCount = count;</text:p>
      <text:p text:style-name="Code_20_block"><text:s text:c="4"/>}</text:p>
      <text:p text:style-name="Code_20_block"><text:s text:c="2"/></text:p>
      <text:p text:style-name="Code_20_block"><text:s text:c="4"/><text:span text:style-name="T5">// Called to notify that the results of a number of tasks</text:span></text:p>
      <text:p text:style-name="Code_20_block"><text:s text:c="4"/>// have been received from the server</text:p>
      <text:p text:style-name="Code_20_block"><text:s text:c="4"/>public synchronized void resultsReceived(TaskResultEvent event) {</text:p>
      <text:p text:style-name="Code_20_block"><text:s text:c="6"/>if (event.getThrowable() == null) {</text:p>
      <text:p text:style-name="Code_20_block"><text:s text:c="8"/>List&lt;JPPFTask&gt; tasks = event.getTaskList();</text:p>
      <text:p text:style-name="Code_20_block"><text:s text:c="8"/><text:span text:style-name="T5">// update the job's results</text:span></text:p>
      <text:p text:style-name="Code_20_block"><text:s text:c="8"/>job.getResults().putResults(tasks);</text:p>
      <text:p text:style-name="Code_20_block"><text:s text:c="8"/>pendingCount -= tasks.size();</text:p>
      <text:p text:style-name="Code_20_block"><text:s text:c="8"/><text:span text:style-name="T5">// notify the threads waiting in waitForResults()</text:span></text:p>
      <text:p text:style-name="Code_20_block"><text:s text:c="8"/>notifyAll();</text:p>
      <text:p text:style-name="Code_20_block"><text:s text:c="8"/><text:span text:style-name="T5">// store the results if a persistence manager is present</text:span></text:p>
      <text:p text:style-name="Code_20_block"><text:s text:c="8"/>if (job.getPersistenceManager() != null) {</text:p>
      <text:p text:style-name="Code_20_block"><text:s text:c="10"/><text:span text:style-name="T3">JobPersistence pm = job.getPersistenceManager();</text:span></text:p>
      <text:p text:style-name="Code_20_block"><text:s text:c="10"/>try {</text:p>
      <text:p text:style-name="Code_20_block"><text:s text:c="12"/><text:span text:style-name="T3">pm.storeJob(pm.computeKey(job), job, tasks);</text:span></text:p>
      <text:p text:style-name="Code_20_block"><text:s text:c="10"/>} catch (JobPersistenceException e) {</text:p>
      <text:p text:style-name="Code_20_block"><text:s text:c="12"/>e.printStackTrace();</text:p>
      <text:p text:style-name="Code_20_block"><text:s text:c="10"/>}</text:p>
      <text:p text:style-name="Code_20_block"><text:s text:c="8"/>}</text:p>
      <text:p text:style-name="Code_20_block"><text:s text:c="6"/>} else {</text:p>
      <text:p text:style-name="Code_20_block"><text:s text:c="8"/><text:span text:style-name="T5">// reset this object's state to prepare for job resubmission</text:span></text:p>
      <text:p text:style-name="Code_20_block"><text:s text:c="8"/>count = job.getTasks().size() - job.getResults().size();</text:p>
      <text:p text:style-name="Code_20_block"><text:s text:c="8"/>pendingCount = count;</text:p>
      <text:p text:style-name="Code_20_block"><text:s text:c="6"/>} </text:p>
      <text:p text:style-name="Code_20_block"><text:s text:c="4"/>}</text:p>
      <text:p text:style-name="Code_20_block"><text:s text:c="2"/></text:p>
      <text:p text:style-name="Code_20_block"><text:s text:c="4"/><text:span text:style-name="T5">// Wait until all results of a request have been collected</text:span></text:p>
      <text:p text:style-name="Code_20_block"><text:s text:c="4"/>public synchronized List&lt;JPPFTask&gt; waitForResults() {</text:p>
      <text:p text:style-name="Code_20_block"><text:s text:c="6"/>while (pendingCount &gt; 0) {</text:p>
      <text:p text:style-name="Code_20_block"><text:s text:c="8"/>try {</text:p>
      <text:p text:style-name="Code_20_block"><text:s text:c="10"/>wait();</text:p>
      <text:p text:style-name="Code_20_block"><text:s text:c="8"/>} catch(InterruptedException e) {</text:p>
      <text:p text:style-name="Code_20_block"><text:s text:c="10"/>e.printStackTrace();</text:p>
      <text:p text:style-name="Code_20_block"><text:s text:c="8"/>}</text:p>
      <text:p text:style-name="Code_20_block"><text:s text:c="6"/>}</text:p>
      <text:p text:style-name="Code_20_block"><text:s text:c="6"/>return getResults();</text:p>
      <text:p text:style-name="Code_20_block"><text:s text:c="4"/>}</text:p>
      <text:p text:style-name="Code_20_block"><text:s text:c="2"/></text:p>
      <text:p text:style-name="Code_20_block"><text:s text:c="4"/><text:span text:style-name="T5">// Get the list of final results</text:span></text:p>
      <text:p text:style-name="Code_20_block"><text:s text:c="4"/>public List&lt;JPPFTask&gt; getResults() {</text:p>
      <text:p text:style-name="Code_20_block"><text:s text:c="6"/>return new ArrayList&lt;JPPFTask&gt;(job.getResults().getAll());</text:p>
      <text:p text:style-name="Code_20_block"><text:s text:c="4"/>}</text:p>
      <text:p text:style-name="Code_20_block"><text:s text:c="2"/>} </text:p>
      <text:p text:style-name="Standard"/>
      <text:list xml:id="list40650158" text:continue-numbering="true" text:style-name="Outline">
        <text:list-item>
          <text:list>
            <text:list-item>
              <text:list>
                <text:list-item>
                  <text:h text:style-name="P29"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3/index.html?org/jppf/client/event/JobListener.html"><text:span text:style-name="Code_20_char">JobListener</text:span></text:a> interface, which is defined as follows:</text:p>
      <text:p text:style-name="Standard"/>
      <text:p text:style-name="Code_20_block"><text:s text:c="2"/><text:span text:style-name="T5">// Listener interface for receiving job execution event notifications</text:span></text:p>
      <text:p text:style-name="Code_20_block"><text:s text:c="2"/>public interface JobListener extends EventListener {</text:p>
      <text:p text:style-name="Code_20_block"><text:s text:c="4"/><text:span text:style-name="T5">// Called when a job is sent to the server, or its execution starts locally</text:span></text:p>
      <text:p text:style-name="Code_20_block"><text:s text:c="4"/>void jobStarted(JobEvent event);</text:p>
      <text:p text:style-name="Code_20_block"><text:s text:c="2"/></text:p>
      <text:p text:style-name="Code_20_block"><text:s text:c="4"/><text:span text:style-name="T5">// Called when the execution of a job is complete</text:span></text:p>
      <text:p text:style-name="Code_20_block"><text:s text:c="4"/>void jobEnded(JobEvent event);</text:p>
      <text:p text:style-name="Code_20_block"><text:s text:c="2"/></text:p>
      <text:p text:style-name="P8"><text:s text:c="4"/>// Called when a job, or a subset of its tasks, is sent to the server,</text:p>
      <text:p text:style-name="P8"><text:s text:c="4"/>// or to the local executor</text:p>
      <text:p text:style-name="Code_20_block"><text:s text:c="4"/>void jobDispatched(JobEvent event);</text:p>
      <text:p text:style-name="Code_20_block"><text:s text:c="2"/></text:p>
      <text:p text:style-name="Code_20_block"><text:s text:c="4"/><text:span text:style-name="T5">// Called when the execution of a subset of a job is complete</text:span></text:p>
      <text:p text:style-name="Code_20_block"><text:s text:c="4"/>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3">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3/index.html?org/jppf/client/event/JobEvent.html"><text:span text:style-name="Code_20_char">JobEvent</text:span></text:a>, which is defined as:</text:p>
      <text:p text:style-name="Standard"/>
      <text:p text:style-name="Code_20_block"><text:s text:c="2"/><text:span text:style-name="T5">// Event emitted by a job when its execution starts or completes</text:span></text:p>
      <text:p text:style-name="Code_20_block"><text:s text:c="2"/>public class JobEvent extends EventObject {</text:p>
      <text:p text:style-name="Code_20_block"><text:s text:c="4"/><text:span text:style-name="T5">// Get the job source of this event</text:span></text:p>
      <text:p text:style-name="Code_20_block"><text:s text:c="4"/>public JPPFJob getJob()</text:p>
      <text:p text:style-name="Code_20_block"><text:s text:c="2"/></text:p>
      <text:p text:style-name="Code_20_block"><text:s text:c="4"/><text:span text:style-name="T5">// Get the tasks that were dispatched or returned</text:span></text:p>
      <text:p text:style-name="Code_20_block"><text:s text:c="4"/>public List&lt;JPPFTask&gt; getTasks()</text:p>
      <text:p text:style-name="Code_20_block"><text:s text:c="2"/>}</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text:s text:c="2"/>public class JPPFJob implements Serializable, JPPFDistributedJob {</text:p>
      <text:p text:style-name="Code_20_block"><text:s text:c="4"/><text:span text:style-name="T5">// Add a job listener</text:span></text:p>
      <text:p text:style-name="Code_20_block"><text:s text:c="4"/>public void addJobListener(JobListener listener)</text:p>
      <text:p text:style-name="Code_20_block"><text:s text:c="2"/></text:p>
      <text:p text:style-name="Code_20_block"><text:s text:c="4"/><text:span text:style-name="T5">// Remove a job listener</text:span></text:p>
      <text:p text:style-name="Code_20_block"><text:s text:c="4"/>public void removeJobListener(JobListener listener)</text:p>
      <text:p text:style-name="Code_20_block"><text:s text:c="2"/>}</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40630511" text:continue-numbering="true" text:style-name="Outline">
        <text:list-item>
          <text:list>
            <text:list-item>
              <text:h text:style-name="P26" text:outline-level="2">Sharing data among tasks : the DataProvider API</text:h>
            </text:list-item>
          </text:list>
        </text:list-item>
      </text:list>
      <text:p text:style-name="P1"><text:span text:style-name="Code_20_char"><text:span text:style-name="T9">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4">1</text:span></text:span><text:span text:style-name="Code_20_char"><text:span text:style-name="T9"> referencing A</text:span></text:span><text:span text:style-name="Code_20_char"><text:span text:style-name="T14">1</text:span></text:span><text:span text:style-name="Code_20_char"><text:span text:style-name="T9">, … , Task</text:span></text:span><text:span text:style-name="Code_20_char"><text:span text:style-name="T14">n</text:span></text:span><text:span text:style-name="Code_20_char"><text:span text:style-name="T9"> referencing A</text:span></text:span><text:span text:style-name="Code_20_char"><text:span text:style-name="T14">n</text:span></text:span><text:span text:style-name="Code_20_char"><text:span text:style-name="T9">. We can see that, if the shared object is very large, we will quickly face memory issues. </text:span></text:span></text:p>
      <text:p text:style-name="P1"><text:span text:style-name="Code_20_char"><text:span text:style-name="T9"/></text:span></text:p>
      <text:p text:style-name="P1"><text:span text:style-name="Code_20_char"><text:span text:style-name="T9">To resolve this problem, JPPF provides a mechanism called </text:span></text:span><text:span text:style-name="Code_20_char"><text:span text:style-name="T10">data provider</text:span></text:span><text:span text:style-name="Code_20_char"><text:span text:style-name="T9"> that enables sharing common objects among tasks in the same job. A data provider is an instance of a class that implements the interface </text:span></text:span><text:a xlink:type="simple" xlink:href="http://www.jppf.org/api-3/index.html?org/jppf/task/storage/DataProvider.html"><text:span text:style-name="Code_20_char">DataProvider</text:span></text:a><text:span text:style-name="Code_20_char"><text:span text:style-name="T9">. Here is the definition of this interface:</text:span></text:span></text:p>
      <text:p text:style-name="P1"><text:span text:style-name="Code_20_char"><text:span text:style-name="T9"/></text:span></text:p>
      <text:p text:style-name="Code_20_block"><text:s text:c="2"/>public interface DataProvider extends Serializable {</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9"/></text:span></text:p>
      <text:p text:style-name="P1"><text:span text:style-name="Code_20_char"><text:span text:style-name="T9">This is indeed a basic object map interface: you can store objects and associate them with a key, then retrieve these objects using the associated key.</text:span></text:span></text:p>
      <text:p text:style-name="P1"><text:span text:style-name="Code_20_char"><text:span text:style-name="T9"/></text:span></text:p>
      <text:p text:style-name="P1"><text:span text:style-name="Code_20_char"><text:span text:style-name="T9">Here is an example of using a data provider:</text:span></text:span></text:p>
      <text:p text:style-name="P1"><text:span text:style-name="Code_20_char"><text:span text:style-name="T9"/></text:span></text:p>
      <text:p text:style-name="P1"><text:span text:style-name="Code_20_char"><text:span text:style-name="T9">In the application:</text:span></text:span></text:p>
      <text:p text:style-name="P1"><text:span text:style-name="Code_20_char"><text:span text:style-name="T9"/></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9"/></text:span></text:p>
      <text:p text:style-name="P1"><text:span text:style-name="Code_20_char"><text:span text:style-name="T9">In the task:</text:span></text:span></text:p>
      <text:p text:style-name="P1"><text:span text:style-name="Code_20_char"><text:span text:style-name="T9"/></text:span></text:p>
      <text:p text:style-name="Code_20_block"><text:s text:c="2"/>public class MyTask extends JPPFTask {</text:p>
      <text:p text:style-name="Code_20_block"><text:s text:c="4"/>public void run() {</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9"/></text:span></text:p>
      <text:p text:style-name="P14"><text:span text:style-name="Code_20_char"><text:span text:style-name="T11">Note 1</text:span></text:span><text:span text:style-name="Code_20_char"><text:span text:style-name="T9">: </text:span></text:span><text:span text:style-name="Code_20_char"><text:span text:style-name="T10">the association of a data provider to each task is done automatically by JPPF and is totally transparent to the application.</text:span></text:span></text:p>
      <text:p text:style-name="P14"><text:span text:style-name="Code_20_char"><text:span text:style-name="T12">Note 2</text:span></text:span><text:span text:style-name="Code_20_char"><text:span text:style-name="T10">: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9"/></text:span></text:p>
      <text:p text:style-name="P1"><text:span text:style-name="Code_20_char"><text:span text:style-name="T9">In the next sub-sections, we will detail the existing implementations of </text:span></text:span><text:span text:style-name="Code_20_char">DataProvider</text:span><text:span text:style-name="Code_20_char"><text:span text:style-name="T9"> that exist in the JPPF API.</text:span></text:span></text:p>
      <text:list xml:id="list40644136" text:continue-numbering="true" text:style-name="Outline">
        <text:list-item>
          <text:list>
            <text:list-item>
              <text:list>
                <text:list-item>
                  <text:h text:style-name="P28" text:outline-level="3">MemoryMapDataProvider: map-based provider</text:h>
                </text:list-item>
              </text:list>
            </text:list-item>
          </text:list>
        </text:list-item>
      </text:list>
      <text:p text:style-name="P1"><text:a xlink:type="simple" xlink:href="http://www.jppf.org/api-3/index.html?org/jppf/task/storage/MemoryMapDataProvider.html"><text:span text:style-name="Code_20_char">MemoryMapDataProvider</text:span></text:a><text:span text:style-name="Code_20_char"><text:span text:style-name="T9"> is a very simple implementation of the </text:span></text:span><text:span text:style-name="Code_20_char">DataProvider</text:span><text:span text:style-name="Code_20_char"><text:span text:style-name="T9"> interface. It is backed by a </text:span></text:span><text:span text:style-name="Code_20_char">java.util.HashMap&lt;Object, Object&gt;</text:span><text:span text:style-name="Code_20_char"><text:span text:style-name="T9">. The </text:span></text:span><text:span text:style-name="Code_20_char">getValue()</text:span><text:span text:style-name="Code_20_char"><text:span text:style-name="T9"> method is equivalent to a call to </text:span></text:span><text:span text:style-name="Code_20_char">HashMap.get()</text:span><text:span text:style-name="Code_20_char"><text:span text:style-name="T9">, and the </text:span></text:span><text:span text:style-name="Code_20_char">setValue()</text:span><text:span text:style-name="Code_20_char"><text:span text:style-name="T9"> is equivalent to </text:span></text:span><text:span text:style-name="Code_20_char">HashMap.put()</text:span><text:span text:style-name="Code_20_char"><text:span text:style-name="T9">.</text:span></text:span></text:p>
      <text:list xml:id="list40622720" text:continue-numbering="true" text:style-name="Outline">
        <text:list-item>
          <text:list>
            <text:list-item>
              <text:list>
                <text:list-item>
                  <text:h text:style-name="P30" text:outline-level="3"><text:bookmark-start text:name="__RefHeading__5136_771491026"/>ClientDataProvider: computing data in the client (deprecated)<text:bookmark-end text:name="__RefHeading__5136_771491026"/></text:h>
                </text:list-item>
              </text:list>
            </text:list-item>
          </text:list>
        </text:list-item>
      </text:list>
      <text:p text:style-name="P14"><text:span text:style-name="Code_20_char"><text:span text:style-name="T11">Note</text:span></text:span><text:span text:style-name="Code_20_char"><text:span text:style-name="T9">: </text:span></text:span><text:span text:style-name="Code_20_char"><text:span text:style-name="T10">as of JPPF 3.2, this feature has been deprecated, and may be removed in a future version. It is replaced with the </text:span></text:span><text:span text:style-name="Code_20_char"><text:span text:style-name="T1">JPPFtask.compute(JPPFCallable)</text:span></text:span><text:span text:style-name="Code_20_char"><text:span text:style-name="T10"> and </text:span></text:span><text:span text:style-name="Code_20_char"><text:span text:style-name="T1">JPPFTask.isInNode()</text:span></text:span><text:span text:style-name="Code_20_char"><text:span text:style-name="T10"> APIs, as described in “</text:span></text:span><text:span text:style-name="Code_20_char"><text:span text:style-name="T13"><text:bookmark-ref text:reference-format="number" text:ref-name="__RefNumPara__5513_574288697">4.1.3</text:bookmark-ref></text:span></text:span><text:span text:style-name="Code_20_char"><text:span text:style-name="T13"> </text:span></text:span><text:span text:style-name="Code_20_char"><text:span text:style-name="T13"><text:bookmark-ref text:reference-format="text" text:ref-name="__RefNumPara__5513_574288697">Executing code in the client from a task</text:bookmark-ref></text:span></text:span><text:span text:style-name="Code_20_char"><text:span text:style-name="T13">“</text:span></text:span><text:span text:style-name="Code_20_char"><text:span text:style-name="T10">. These APIs resolve a limitation of </text:span></text:span><text:span text:style-name="Code_20_char"><text:span text:style-name="T1">ClientDataProvider</text:span></text:span><text:span text:style-name="Code_20_char"><text:span text:style-name="T10"> which does not work when a task is executing locally with regards to the JPPF client</text:span></text:span><text:span text:style-name="Code_20_char"><text:span text:style-name="T9">.</text:span></text:span></text:p>
      <text:p text:style-name="P1"><text:span text:style-name="Code_20_char"><text:span text:style-name="T9"/></text:span></text:p>
      <text:p text:style-name="P1"><text:span text:style-name="Code_20_char"><text:span text:style-name="T9">JPPF provides a way <text:s/>for a task to send a piece of code to be executed on the client and get the resulting data objects. This functionality is available through the use of a new DataProvider: </text:span></text:span><text:a xlink:type="simple" xlink:href="http://www.jppf.org/api-3/index.html?org/jppf/task/storage/ClientDataProvider.html"><text:span text:style-name="Code_20_char">ClientDataProvider</text:span></text:a><text:span text:style-name="Code_20_char"><text:span text:style-name="T9">, which extends </text:span></text:span><text:span text:style-name="Code_20_char">MemoryMapDataProvider</text:span><text:span text:style-name="Code_20_char"><text:span text:style-name="T9"> and adds one method:</text:span></text:span></text:p>
      <text:p text:style-name="P1"><text:span text:style-name="Code_20_char"><text:span text:style-name="T9"/></text:span></text:p>
      <text:p text:style-name="Code_20_block"><text:s text:c="2"/>public &lt;V&gt; Object computeValue(Object key, JPPFCallable&lt;V&gt; callable)</text:p>
      <text:p text:style-name="P1"><text:span text:style-name="Code_20_char"><text:span text:style-name="T9"/></text:span></text:p>
      <text:p text:style-name="P1"><text:span text:style-name="Code_20_char"><text:span text:style-name="T9">Here, </text:span></text:span><text:span text:style-name="Code_20_char">callable</text:span><text:span text:style-name="Code_20_char"><text:span text:style-name="T9"> is the equivalent of a callback that is sent to the client for execution, and whose result is stored in the DataProvider on the node side. The interface </text:span></text:span><text:a xlink:type="simple" xlink:href="http://www.jppf.org/api-3/index.html?org/jppf/utils/JPPFCallable.html"><text:span text:style-name="Code_20_char">JPPFCallable&lt;V&gt;</text:span></text:a><text:span text:style-name="Code_20_char"><text:span text:style-name="T9"> is defined as follows:</text:span></text:span></text:p>
      <text:p text:style-name="P1"><text:span text:style-name="Code_20_char"><text:span text:style-name="T9"/></text:span></text:p>
      <text:p text:style-name="Code_20_block"><text:s text:c="2"/>public interface JPPFCallable&lt;V&gt; extends Callable&lt;V&gt;, Serializable {</text:p>
      <text:p text:style-name="Code_20_block"><text:s text:c="2"/>}</text:p>
      <text:p text:style-name="P1"><text:span text:style-name="Code_20_char"><text:span text:style-name="T9"/></text:span></text:p>
      <text:p text:style-name="P1"><text:span text:style-name="Code_20_char"><text:span text:style-name="T9">Example use:</text:span></text:span></text:p>
      <text:p text:style-name="P1"><text:span text:style-name="Code_20_char"><text:span text:style-name="T9"/></text:span></text:p>
      <text:p text:style-name="Code_20_block"><text:s text:c="2"/>public class DataProviderTestTask extends JPPFTask {</text:p>
      <text:p text:style-name="Code_20_block"><text:s text:c="4"/>public void run() {</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P8"><text:s text:c="4"/>// A callable that simply prints a message on the client side</text:p>
      <text:p text:style-name="P8"><text:s text:c="4"/>// and returns the message to the node.</text:p>
      <text:p text:style-name="Code_20_block"><text:s text:c="4"/>public static class MyCallable implements JPPFCallable&lt;String&gt; {</text:p>
      <text:p text:style-name="Code_20_block"><text:s text:c="6"/>public String call() {</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9"/></text:span></text:p>
      <text:p text:style-name="P1"><text:span text:style-name="Code_20_char"><text:span text:style-name="T9">Here is the sequence of steps performed when calling the method </text:span></text:span><text:span text:style-name="Code_20_char">ClientDataProvider.computeValue()</text:span><text:span text:style-name="Code_20_char"><text:span text:style-name="T9">:</text:span></text:span></text:p>
      <text:p text:style-name="P1"><text:span text:style-name="Code_20_char"><text:span text:style-name="T9"/></text:span></text:p>
      <text:list xml:id="list40634016" text:continue-list="list40624910" text:style-name="List_20_1">
        <text:list-item>
          <text:p text:style-name="P17"><text:span text:style-name="Code_20_char"><text:span text:style-name="T9">the </text:span></text:span><text:span text:style-name="Code_20_char">JPPFCallable</text:span><text:span text:style-name="Code_20_char"><text:span text:style-name="T9"> instance is sent to the client application</text:span></text:span></text:p>
        </text:list-item>
        <text:list-item>
          <text:p text:style-name="P17"><text:span text:style-name="Code_20_char"><text:span text:style-name="T9">the resulting value is computed as the return value of </text:span></text:span><text:span text:style-name="Code_20_char">JPPFCallable.call()</text:span></text:p>
        </text:list-item>
        <text:list-item>
          <text:p text:style-name="P17"><text:span text:style-name="Code_20_char"><text:span text:style-name="T9">the resulting value is sent back to the node</text:span></text:span></text:p>
        </text:list-item>
        <text:list-item>
          <text:p text:style-name="P17"><text:span text:style-name="Code_20_char"><text:span text:style-name="T9">the value is stored in the data provider by calling </text:span></text:span><text:span text:style-name="Code_20_char">ClientDataProvider.setValue(key, value)</text:span></text:p>
        </text:list-item>
        <text:list-item>
          <text:p text:style-name="P17"><text:span text:style-name="Code_20_char"><text:span text:style-name="T9">the value is returned as the result of </text:span></text:span><text:span text:style-name="Code_20_char">ClientDataProvider.computeValue()</text:span></text:p>
        </text:list-item>
      </text:list>
      <text:p text:style-name="P1"><text:span text:style-name="Code_20_char"><text:span text:style-name="T9"/></text:span></text:p>
      <text:p text:style-name="P1"><text:span text:style-name="Code_20_char"><text:span text:style-name="T9">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40628039" text:continue-list="list40622720" text:style-name="Outline">
        <text:list-item>
          <text:list>
            <text:list-item>
              <text:list>
                <text:list-item>
                  <text:h text:style-name="P29" text:outline-level="3">Data provider for non-JPPF tasks</text:h>
                </text:list-item>
              </text:list>
            </text:list-item>
          </text:list>
        </text:list-item>
      </text:list>
      <text:p text:style-name="P1">By default, tasks whose class does not extend <text:a xlink:type="simple" xlink:href="http://www.jppf.org/api-3/index.html?org/jppf/server/protocol/JPPFTask.html">JPPFTask</text:a> do not have access to the <text:a xlink:type="simple" xlink:href="http://www.jppf.org/api-3/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3/index.html?org/jppf/client/concurrent/JPPFExecutorService.html">JPPFExecutorService</text:a>), annotated with <text:a xlink:type="simple" xlink:href="http://www.jppf.org/api-3/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3/index.html?org/jppf/client/taskwrapper/DataProviderHolder.html">DataProviderHolder</text:a>, defined as follows:</text:p>
      <text:p text:style-name="P1"/>
      <text:p text:style-name="Code_20_block"><text:s text:c="2"/>package org.jppf.client.taskwrapper;</text:p>
      <text:p text:style-name="Code_20_block"><text:s text:c="2"/>import org.jppf.task.storage.DataProvider;</text:p>
      <text:p text:style-name="Code_20_block"><text:s text:c="2"/></text:p>
      <text:p text:style-name="Code_20_block"><text:s text:c="2"/><text:span text:style-name="T5">// This interface must be implemented by tasks that are not subclasses</text:span></text:p>
      <text:p text:style-name="Code_20_block"><text:s text:c="2"/><text:span text:style-name="T5">// of JPPFTask when they need access to the job's DataProvider</text:span></text:p>
      <text:p text:style-name="Code_20_block"><text:s text:c="2"/>public interface DataProviderHolder {</text:p>
      <text:p text:style-name="Code_20_block"><text:s text:c="4"/><text:span text:style-name="T5">// Set the data provider for the task</text:span></text:p>
      <text:p text:style-name="Code_20_block"><text:s text:c="4"/>void setDataProvider(DataProvider dataProvider);</text:p>
      <text:p text:style-name="Code_20_block"><text:s text:c="2"/>}</text:p>
      <text:p text:style-name="Standard"/>
      <text:p text:style-name="Standard">Here is an example implementation:</text:p>
      <text:p text:style-name="Standard"/>
      <text:p text:style-name="Code_20_block"><text:s text:c="2"/>public class MyTask</text:p>
      <text:p text:style-name="Code_20_block"><text:s text:c="4"/>implements Callable&lt;String&gt;, Serializable, DataProviderHolder {</text:p>
      <text:p text:style-name="Code_20_block"/>
      <text:p text:style-name="Code_20_block"><text:s text:c="4"/><text:span text:style-name="T5">// DataProvider set onto this task</text:span></text:p>
      <text:p text:style-name="Code_20_block"><text:s text:c="4"/>private transient DataProvider dataProvider;</text:p>
      <text:p text:style-name="Code_20_block"><text:s text:c="2"/></text:p>
      <text:p text:style-name="Code_20_block"><text:s text:c="4"/>@Override</text:p>
      <text:p text:style-name="Code_20_block"><text:s text:c="4"/>public String call() throws Exception {</text:p>
      <text:p text:style-name="Code_20_block"><text:s text:c="6"/>String result = (String) dataProvider.getValue("myKey");</text:p>
      <text:p text:style-name="Code_20_block"><text:s text:c="6"/>System.out.println("got value " + result);</text:p>
      <text:p text:style-name="Code_20_block"><text:s text:c="6"/>return result;</text:p>
      <text:p text:style-name="Code_20_block"><text:s text:c="4"/>}</text:p>
      <text:p text:style-name="Code_20_block"><text:s text:c="2"/></text:p>
      <text:p text:style-name="Code_20_block"><text:s text:c="4"/>@Override</text:p>
      <text:p text:style-name="Code_20_block"><text:s text:c="4"/>public void setDataProvider(final DataProvider dataProvider) {</text:p>
      <text:p text:style-name="Code_20_block"><text:s text:c="6"/>this.dataProvider = dataProvider;</text:p>
      <text:p text:style-name="Code_20_block"><text:s text:c="4"/>}</text:p>
      <text:p text:style-name="Code_20_block"><text:s text:c="2"/>}</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p text:style-name="P1"/>
      <text:list xml:id="list40643841" text:continue-numbering="true" text:style-name="Outline">
        <text:list-item>
          <text:list>
            <text:list-item>
              <text:h text:style-name="P25"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40636594" text:continue-list="list40634016" text:style-name="List_20_1">
        <text:list-item>
          <text:p text:style-name="P17">the characteristics of the nodes it can run on (server side), or of the channels it can be sent through (client side): the job execution policy</text:p>
        </text:list-item>
        <text:list-item>
          <text:p text:style-name="P17">the time at which a job is scheduled to start</text:p>
        </text:list-item>
        <text:list-item>
          <text:p text:style-name="P17">an expiration date for the job</text:p>
        </text:list-item>
      </text:list>
      <text:p text:style-name="P1"/>
      <text:p text:style-name="P1">The attributes specific to the server side SLA are:</text:p>
      <text:p text:style-name="P1"/>
      <text:list xml:id="list40649522" text:continue-numbering="true" text:style-name="List_20_1">
        <text:list-item>
          <text:p text:style-name="P17">the priority of a job</text:p>
        </text:list-item>
        <text:list-item>
          <text:p text:style-name="P17">whether it is submitted in suspended state</text:p>
        </text:list-item>
        <text:list-item>
          <text:p text:style-name="P17">the maximum number of nodes it can run on</text:p>
        </text:list-item>
        <text:list-item>
          <text:p text:style-name="P17">whether the job is a standard or broadcast job</text:p>
        </text:list-item>
        <text:list-item>
          <text:p text:style-name="P17">whether the server should immediately cancel the job, if the client that submitted it is disconnected</text:p>
        </text:list-item>
      </text:list>
      <text:p text:style-name="P1"/>
      <text:p text:style-name="P1">The attributes specific to the client side SLA are:</text:p>
      <text:p text:style-name="P1"/>
      <text:list xml:id="list40646251" text:continue-numbering="true" text:style-name="List_20_1">
        <text:list-item>
          <text:p text:style-name="P17">the maximum number of channels it can be sent through</text:p>
        </text:list-item>
      </text:list>
      <text:p text:style-name="P1"/>
      <text:p text:style-name="P1">A job SLA is represented by the interface <text:a xlink:type="simple" xlink:href="http://www.jppf.org/api-3/index.html?org/jppf/node/protocol/JobSLA.html"><text:span text:style-name="Code_20_char">JobSLA</text:span></text:a> for the server side SLA, and by the interface <text:a xlink:type="simple" xlink:href="http://www.jppf.org/api-3/index.html?org/jppf/node/protocol/JobClientSLA.html"><text:span text:style-name="Code_20_char">JobClientSLA</text:span></text:a> for the client side SLA. It can be accessed from a job using the related getters and setters:</text:p>
      <text:p text:style-name="P1"/>
      <text:p text:style-name="Code_20_block"><text:s text:c="2"/>public class JPPFJob implements Serializable, JPPFDistributedJob {</text:p>
      <text:p text:style-name="Code_20_block"><text:s text:c="4"/><text:span text:style-name="T5">// The job's server-side SLA</text:span></text:p>
      <text:p text:style-name="Code_20_block"><text:s text:c="4"/>public JobSLA getSLA()</text:p>
      <text:p text:style-name="Code_20_block"><text:s text:c="4"/>public void setSLA(final JobSLA jobSLA)</text:p>
      <text:p text:style-name="Code_20_block"><text:s text:c="2"/></text:p>
      <text:p text:style-name="Code_20_block"><text:s text:c="4"/><text:span text:style-name="T5">// The job's client-side SLA</text:span></text:p>
      <text:p text:style-name="Code_20_block"><text:s text:c="4"/>public JobClientSLA getClientSLA()</text:p>
      <text:p text:style-name="Code_20_block"><text:s text:c="4"/>public void setClientSLA(final JobClientSLA jobClientSLA)</text:p>
      <text:p text:style-name="Code_20_block"><text:s text:c="2"/>}</text:p>
      <text:p text:style-name="P1"/>
      <text:p text:style-name="P1">Example usage:</text:p>
      <text:p text:style-name="P1"/>
      <text:p text:style-name="Code_20_block">JPPFJob myJob = new JPPFJob();</text:p>
      <text:p text:style-name="P10">myJob.getClientSLA().setMaxChannels(2);</text:p>
      <text:p text:style-name="P10">myJob.getSLA().setPriority(1000);</text:p>
      <text:p text:style-name="P1"/>
      <text:p text:style-name="P1">Also note that both interfaces extend the common interface <text:a xlink:type="simple" xlink:href="http://www.jppf.org/api-3/index.html?org/jppf/node/protocol/JobCommonSLA.html"><text:span text:style-name="Code_20_char">JobCommonSLA</text:span></text:a>. We will go into the details of these interfaces in the following sections.</text:p>
      <text:list xml:id="list40636996" text:continue-list="list40643841"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3/index.html?org/jppf/node/protocol/JobCommonSLA.html"><text:span text:style-name="Code_20_char">JobCommonSLA</text:span></text:a> interface:</text:p>
      <text:p text:style-name="P1"/>
      <text:p text:style-name="Code_20_block"><text:s text:c="2"/>public interface JobCommonSLA extends Serializable {</text:p>
      <text:p text:style-name="Code_20_block"><text:s text:c="4"/><text:span text:style-name="T5">// The execution policy</text:span></text:p>
      <text:p text:style-name="Code_20_block"><text:s text:c="4"/>ExecutionPolicy getExecutionPolicy();</text:p>
      <text:p text:style-name="Code_20_block"><text:s text:c="4"/>void setExecutionPolicy(ExecutionPolicy executionPolicy);</text:p>
      <text:p text:style-name="Code_20_block"><text:s text:c="2"/></text:p>
      <text:p text:style-name="Code_20_block"><text:s text:c="4"/><text:span text:style-name="T5">// The job start schedule</text:span></text:p>
      <text:p text:style-name="Code_20_block"><text:s text:c="4"/>JPPFSchedule getJobSchedule();</text:p>
      <text:p text:style-name="Code_20_block"><text:s text:c="4"/>void setJobSchedule(JPPFSchedule jobSchedule);</text:p>
      <text:p text:style-name="Code_20_block"><text:s text:c="2"/></text:p>
      <text:p text:style-name="Code_20_block"><text:s text:c="4"/><text:span text:style-name="T5">// The job expiration schedule</text:span></text:p>
      <text:p text:style-name="Code_20_block"><text:s text:c="4"/>JPPFSchedule getJobExpirationSchedule();</text:p>
      <text:p text:style-name="Code_20_block"><text:s text:c="4"/>void setJobExpirationSchedule(JPPFSchedule jobExpirationSchedule);</text:p>
      <text:p text:style-name="Code_20_block"><text:s text:c="2"/>}</text:p>
      <text:p text:style-name="P1"/>
      <text:list xml:id="list40639780"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Standard">These properties include:</text:p>
      <text:p text:style-name="Standard"/>
      <text:list xml:id="list40641661" text:continue-list="list40646251" text:style-name="List_20_1">
        <text:list-item>
          <text:p text:style-name="P15">JPPF configuration properties</text:p>
        </text:list-item>
        <text:list-item>
          <text:p text:style-name="P15">System properties (including -D*=* properties specified on the JVM command line)</text:p>
        </text:list-item>
        <text:list-item>
          <text:p text:style-name="P15">Environment variables (e.g. PATH, JAVA_HOME, etc.)</text:p>
        </text:list-item>
        <text:list-item>
          <text:p text:style-name="P15">Networking: list of ipv4 and ipv6 addresses with corresponding host name when it can be resolved</text:p>
        </text:list-item>
        <text:list-item>
          <text:p text:style-name="P15">Runtime information such as maximum heap memory, number of available processors, etc...</text:p>
        </text:list-item>
        <text:list-item>
          <text:p text:style-name="P15">Disk space and storage information (JDK 1.6 or later only)</text:p>
        </text:list-item>
        <text:list-item>
          <text:p text:style-name="P15">A special boolean property named “jppf.channel.local” which indicates whether a node (server-side) or communication channel (client-side) is local to the JPPF server or client, respectively.</text:p>
        </text:list-item>
      </text:list>
      <text:p text:style-name="Standard"/>
      <text:p text:style-name="Standard">The kind of tests that can be performed apply to the value of a property, and include:</text:p>
      <text:p text:style-name="Standard"/>
      <text:list xml:id="list40652018" text:continue-numbering="true" text:style-name="List_20_1">
        <text:list-item>
          <text:p text:style-name="P15">Binary comparison operators: ==, &lt;, &lt;=, &gt;, &gt;= ; for instance: ''property_value &lt;= 15''</text:p>
        </text:list-item>
        <text:list-item>
          <text:p text:style-name="P15">Range operators (intervals): ''property_value in'' [a,b] <text:s/>, <text:s/>[a,b[ <text:s/>, <text:s/>]a,b] <text:s/>, <text:s/>]a,b[</text:p>
        </text:list-item>
        <text:list-item>
          <text:p text:style-name="P15">"One of" operator (discrete sets): ''property_value in { a1, ... , aN }''</text:p>
        </text:list-item>
        <text:list-item>
          <text:p text:style-name="P15">"Contains string" operator: ''property_value contains "substring"''</text:p>
        </text:list-item>
        <text:list-item>
          <text:p text:style-name="P15">Regular expressions: '' property_value matches 'regexp' ''</text:p>
        </text:list-item>
        <text:list-item>
          <text:p text:style-name="P15">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execution policies such as:</text:p>
      <text:p text:style-name="Standard">"Execute on a node only if the node has at least 256 MB of memory and at least 2 CPUs available"</text:p>
      <text:p text:style-name="Standard">“Execute the job only in the client's local executor”</text:p>
      <text:p text:style-name="Standard"/>
      <text:p text:style-name="P1">In the context of a server-side SLA, an execution policy is sent along with the tasks to the JPPF driver, and evaluated by the driver. It does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list xml:id="list40645829" text:continue-list="list40639780" text:style-name="Outline">
        <text:list-item>
          <text:list>
            <text:list-item>
              <text:list>
                <text:list-item>
                  <text:list>
                    <text:list-item>
                      <text:list>
                        <text:list-item>
                          <text:h text:style-name="Heading_20_5" text:outline-level="5">Creating and using an execution policy</text:h>
                        </text:list-item>
                      </text:list>
                    </text:list-item>
                  </text:list>
                </text:list-item>
              </text:list>
            </text:list-item>
          </text:list>
        </text:list-item>
      </text:list>
      <text:p text:style-name="Standard">An execution policy is an object whose type is a subclass of <text:a xlink:type="simple" xlink:href="http://www.jppf.org/api-3/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3/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4"/>
      <text:p text:style-name="P13">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3/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 {</text:p>
      <text:p text:style-name="Code_20_block"><text:s text:c="4"/>try {</text:p>
      <text:p text:style-name="Code_20_block"><text:s text:c="6"/><text:span text:style-name="T5">// validate the specified XML file</text:span></text:p>
      <text:p text:style-name="Code_20_block"><text:s text:c="6"/>PolicyParser.validatePolicyFile(policyPath);</text:p>
      <text:p text:style-name="Code_20_block"><text:s text:c="4"/>} catch(Exception e) {</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p text:style-name="Standard"/>
      <text:list xml:id="list40649640" text:continue-numbering="true" text:style-name="Outline">
        <text:list-item>
          <text:list>
            <text:list-item>
              <text:list>
                <text:list-item>
                  <text:list>
                    <text:list-item>
                      <text:list>
                        <text:list-item>
                          <text:h text:style-name="P34" text:outline-level="5">Creating custom policies</text:h>
                        </text:list-item>
                      </text:list>
                    </text:list-item>
                  </text:list>
                </text:list-item>
              </text:list>
            </text:list-item>
          </text:list>
        </text:list-item>
      </text:list>
      <text:p text:style-name="Standard">It is possible to apply user-defined policies. When you do so, a number of constraints must be respected:</text:p>
      <text:p text:style-name="Standard"/>
      <text:list xml:id="list40650278" text:continue-list="list40652018" text:style-name="List_20_1">
        <text:list-item>
          <text:p text:style-name="P15">the custom policy class must extend <text:a xlink:type="simple" xlink:href="http://www.jppf.org/api-3/index.html?org/jppf/node/policy/CustomPolicy.html"><text:span text:style-name="Code_20_char">CustomPolicy</text:span></text:a></text:p>
        </text:list-item>
        <text:list-item>
          <text:p text:style-name="P15">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 </text:span>{</text:p>
      <text:p text:style-name="Code_20_block"><text:s text:c="4"/><text:span text:style-name="T3">public boolean accepts(JPPFSystemInformation info) </text:span>{</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 {</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exactly <text:span text:style-name="T18">as</text:span> <text:span text:style-name="T18">in </text:span>this code snippet:</text:p>
      <text:p text:style-name="Standard"/>
      <text:p text:style-name="Code_20_block"><text:s text:c="2"/>MyCustomPolicy policy = new MyCustomPolicy();</text:p>
      <text:p text:style-name="Code_20_block"><text:s text:c="2"/>policy.setArgs( "3" );</text:p>
      <text:p text:style-name="Standard"/>
      <text:p text:style-name="P6">Finally, to enable the use of this custom policy, you will need to deploy the corresponding class(es) to both the server's and the client's classpath.</text:p>
      <text:list xml:id="list40626878" text:continue-list="list40649640" text:style-name="Outline">
        <text:list-item>
          <text:list>
            <text:list-item>
              <text:list>
                <text:list-item>
                  <text:list>
                    <text:list-item>
                      <text:h text:style-name="Heading_20_4" text:outline-level="4"><text:soft-page-break/>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3/index.html?org/jppf/scheduling/JPPFSchedule.html"><text:span text:style-name="Code_20_char">JPPFSchedule</text:span></text:a>. A schedule is normally defined through one of its constructors:</text:p>
      <text:p text:style-name="Standard"/>
      <text:p text:style-name="P4">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8"><text:s text:c="2"/>// set the job to start 5 seconds after being received</text:p>
      <text:p text:style-name="Code_20_block"><text:s text:c="2"/>JPPFSchedule mySchedule = new JPPFSchedule(5000L);</text:p>
      <text:p text:style-name="Code_20_block"><text:s text:c="2"/>myJob.get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docs.oracle.com/javase/6/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9"><text:s text:c="2"/>String dateFormat = "MM/dd/yyyy hh:mm a z";</text:p>
      <text:p text:style-name="P8"><text:s text:c="2"/>// set the job to expire on September 30, 2010 at 12:08 PM in the CEDT time zone</text:p>
      <text:p text:style-name="Code_20_block"><text:s text:c="2"/>JPPFSchedule schedule = new JPPFSchedule(<text:span text:style-name="T15">"09/30/2010 12:08 PM CEDT", dateFormat</text:span>);</text:p>
      <text:p text:style-name="Code_20_block"><text:s text:c="2"/>myJob.getSLA().setJobExpirationSchedule(mySchedule);</text:p>
      <text:list xml:id="list40635506" text:continue-numbering="true" text:style-name="Outline">
        <text:list-item>
          <text:list>
            <text:list-item>
              <text:list>
                <text:list-item>
                  <text:h text:style-name="Heading_20_3" text:outline-level="3">Server side SLA attributes</text:h>
                </text:list-item>
              </text:list>
            </text:list-item>
          </text:list>
        </text:list-item>
      </text:list>
      <text:p text:style-name="P1">A server-side SLA is described by the <text:a xlink:type="simple" xlink:href="http://www.jppf.org/api-3/index.html?org/jppf/node/protocol/JobSLA.html"><text:span text:style-name="Code_20_char">JobSLA</text:span></text:a> interface, defined as:</text:p>
      <text:p text:style-name="P1"/>
      <text:p text:style-name="Code_20_block"><text:s text:c="2"/>public interface JobSLA extends JobCommonSLA {</text:p>
      <text:p text:style-name="Code_20_block"><text:s text:c="4"/><text:span text:style-name="T5">// Job priority</text:span></text:p>
      <text:p text:style-name="Code_20_block"><text:s text:c="4"/>int getPriority();</text:p>
      <text:p text:style-name="Code_20_block"><text:s text:c="4"/>void setPriority(int priority);</text:p>
      <text:p text:style-name="Code_20_block"><text:s text:c="2"/></text:p>
      <text:p text:style-name="Code_20_block"><text:s text:c="4"/><text:span text:style-name="T5">// Maximum number of nodes the job can run on</text:span></text:p>
      <text:p text:style-name="Code_20_block"><text:s text:c="4"/>int getMaxNodes();</text:p>
      <text:p text:style-name="Code_20_block"><text:s text:c="4"/>void setMaxNodes(int maxNodes);</text:p>
      <text:p text:style-name="Code_20_block"><text:s text:c="2"/></text:p>
      <text:p text:style-name="Code_20_block"><text:s text:c="4"/><text:span text:style-name="T5">// Whether the job is initially suspended</text:span></text:p>
      <text:p text:style-name="Code_20_block"><text:s text:c="4"/>boolean isSuspended();</text:p>
      <text:p text:style-name="Code_20_block"><text:s text:c="4"/>void setSuspended(boolean suspended);</text:p>
      <text:p text:style-name="Code_20_block"><text:s text:c="2"/></text:p>
      <text:p text:style-name="Code_20_block"><text:s text:c="4"/><text:span text:style-name="T5">// Whether the job is a broadcast job</text:span></text:p>
      <text:p text:style-name="Code_20_block"><text:s text:c="4"/>boolean isBroadcastJob();</text:p>
      <text:p text:style-name="Code_20_block"><text:s text:c="4"/>void setBroadcastJob(boolean broadcastJob);</text:p>
      <text:p text:style-name="Code_20_block"><text:s text:c="2"/></text:p>
      <text:p text:style-name="Code_20_block"><text:s text:c="4"/><text:span text:style-name="T5">// Determine whether the job should be canceled by the server</text:span></text:p>
      <text:p text:style-name="Code_20_block"><text:s text:c="4"/><text:span text:style-name="T5">// if the client gets disconnected</text:span></text:p>
      <text:p text:style-name="Code_20_block"><text:s text:c="4"/>boolean isCancelUponClientDisconnect();</text:p>
      <text:p text:style-name="Code_20_block"><text:s text:c="4"/>void setCancelUponClientDisconnect(boolean cancelUponClientDisconnect);</text:p>
      <text:p text:style-name="Code_20_block"><text:s text:c="2"/>}</text:p>
      <text:p text:style-name="P1"/>
      <text:list xml:id="list40631763" text:continue-numbering="true" text:style-name="Outline">
        <text:list-item>
          <text:list>
            <text:list-item>
              <text:list>
                <text:list-item>
                  <text:list>
                    <text:list-item>
                      <text:h text:style-name="Heading_20_4" text:outline-level="4"><text:soft-page-break/>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Text_20_body">The priority attribute is also manageable, which means that it can be dynamically updated, while the job is still executing, using the JPPF administration console or the related management APIs.</text:p>
      <text:list xml:id="list40621938"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40627651"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list xml:id="list40631283"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3/index.html?org/jppf/node/protocol/JobSLA.html"><text:span text:style-name="Code_20_char">JobSLA</text:span></text:a> provides the following accessors:</text:p>
      <text:p text:style-name="Standard"/>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SLA().setBroadcastJob(true);</text:p>
      <text:p text:style-name="Standard"/>
      <text:p text:style-name="Standard">With respect to the dynamic aspect of a JPPF grid, the following behavior is enforced:</text:p>
      <text:p text:style-name="Standard"/>
      <text:list xml:id="list40627689" text:continue-list="list40650278" text:style-name="List_20_1">
        <text:list-item>
          <text:p text:style-name="P15">a broadcast job is executed on <text:span text:style-name="T19">all </text:span>the nodes <text:span text:style-name="T19">connected to the driver, </text:span>at the time the job is received by the JPPF driver. <text:span text:style-name="T19">This includes nodes that are executing another job at that time</text:span></text:p>
        </text:list-item>
        <text:list-item>
          <text:p text:style-name="P15">if a node dies or disconnects while the job is executing on it, the job is canceled for this node</text:p>
        </text:list-item>
        <text:list-item>
          <text:p text:style-name="P15">if a new node connects while the job is executing, the broadcast job will not execute on it</text:p>
        </text:list-item>
        <text:list-item>
          <text:p text:style-name="P15">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40653475" text:continue-list="list40631283"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40633358" text:continue-numbering="true" text:style-name="Outline">
        <text:list-item>
          <text:list>
            <text:list-item>
              <text:list>
                <text:list-item>
                  <text:h text:style-name="Heading_20_3" text:outline-level="3"><text:soft-page-break/>Client side SLA attributes</text:h>
                </text:list-item>
              </text:list>
            </text:list-item>
          </text:list>
        </text:list-item>
      </text:list>
      <text:p text:style-name="P1">A client-side SLA is described by the interface <text:a xlink:type="simple" xlink:href="http://www.jppf.org/api-3/index.html?org/jppf/node/protocol/JobClientSLA.html"><text:span text:style-name="Code_20_char">JobClientSLA</text:span></text:a>, defined as:</text:p>
      <text:p text:style-name="P1"/>
      <text:p text:style-name="Code_20_block"><text:s text:c="2"/>public interface JobClientSLA extends JobCommonSLA {</text:p>
      <text:p text:style-name="Code_20_block"><text:s text:c="4"/><text:span text:style-name="T5">// The maximum number of channels the job can be sent through,</text:span></text:p>
      <text:p text:style-name="Code_20_block"><text:s text:c="4"/><text:span text:style-name="T5">// including the local executor if any is configured</text:span></text:p>
      <text:p text:style-name="Code_20_block"><text:s text:c="4"/>int getMaxChannels();</text:p>
      <text:p text:style-name="Code_20_block"><text:s text:c="4"/>void setMaxChannels(int maxChannels);</text:p>
      <text:p text:style-name="Code_20_block"><text:s text:c="2"/>}</text:p>
      <text:p text:style-name="Standard"/>
      <text:p text:style-name="Standard"><text:span text:style-name="T3">Note</text:span>: <text:span text:style-name="T1">since JPPF clients do not have a management interface, none of the client-side SLA attributes are manageable.</text:span></text:p>
      <text:list xml:id="list40624819"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text:p>
      <text:p text:style-name="P1"/>
      <text:p text:style-name="P1"><text:span text:style-name="T3">Note 1</text:span>: <text:span text:style-name="T1">when the JPPF client is configured with a single server connection, this attribute has no effect.</text:span></text:p>
      <text:p text:style-name="P1"><text:span text:style-name="T3">Note 2</text:span>: <text:span text:style-name="T1">when local execution is enabled in the JPPF client, the local executor counts as one (additional) channel.</text:span></text:p>
      <text:p text:style-name="P1"><text:span text:style-name="T3">Note 3</text:span>: <text:span text:style-name="T1">the resulting assignment of channels to the job is influenced by other attributes, especially the execution policy.</text:span></text:p>
      <text:list xml:id="list40630533" text:continue-numbering="true" text:style-name="Outline">
        <text:list-item>
          <text:list>
            <text:list-item>
              <text:h text:style-name="Heading_20_2"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3/index.html?org/jppf/node/protocol/JobMetadata.html"><text:span text:style-name="Code_20_char">JobMetadata</text:span></text:a>, and can be accessed from the job as follows:</text:p>
      <text:p text:style-name="Standard"/>
      <text:p text:style-name="Code_20_block"><text:s text:c="2"/>JPPFJob job = ...;</text:p>
      <text:p text:style-name="Code_20_block"><text:s text:c="2"/>JobMetadata metaData = job.getMetadata();</text:p>
      <text:p text:style-name="Standard"/>
      <text:p text:style-name="Standard"><text:span text:style-name="Code_20_char">JobMetadata</text:span> provides the following methods:</text:p>
      <text:p text:style-name="Standard"/>
      <text:p text:style-name="Code_20_block"><text:s text:c="2"/>public interface JobMetadata extends Serializable {</text:p>
      <text:p text:style-name="P8"><text:s text:c="4"/>// Set a parameter in the metadata</text:p>
      <text:p text:style-name="Code_20_block"><text:s text:c="4"/>public void setParameter(Object key, Object value)</text:p>
      <text:p text:style-name="Code_20_block"><text:s text:c="4"/><text:span text:style-name="T5">// Retrieve a parameter in the metadata</text:span></text:p>
      <text:p text:style-name="Code_20_block"><text:s text:c="4"/>public Object getParameter(Object key)</text:p>
      <text:p text:style-name="Code_20_block"><text:s text:c="4"/><text:span text:style-name="T5">// Retrieve a parameter in the metadata</text:span></text:p>
      <text:p text:style-name="Code_20_block"><text:s text:c="4"/>public Object getParameter(Object key, Object defaultValue)</text:p>
      <text:p text:style-name="Code_20_block"><text:s text:c="4"/><text:span text:style-name="T5">// Remove a parameter from the metadata</text:span></text:p>
      <text:p text:style-name="Code_20_block"><text:s text:c="4"/>public Object removeParameter(Object key)</text:p>
      <text:p text:style-name="Code_20_block"><text:s text:c="4"/><text:span text:style-name="T5">// Get a copy of the metadata map</text:span></text:p>
      <text:p text:style-name="Code_20_block"><text:s text:c="4"/>public Map&lt;Object, Object&gt; getAll()</text:p>
      <text:p text:style-name="Code_20_block"><text:s text:c="2"/>}</text:p>
      <text:p text:style-name="Standard"/>
      <text:p text:style-name="Standard">Here is an example use:</text:p>
      <text:p text:style-name="Standard"/>
      <text:p text:style-name="Code_20_block"><text:s text:c="2"/>JPPFJob job = ...;</text:p>
      <text:p text:style-name="Code_20_block"><text:s text:c="2"/>JobMetadata metaData = job.get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6">Related sample</text:span>: “<text:a xlink:type="simple" xlink:href="http://www.jppf.org/samples-pack/CustomLoadBalancer/Readme.php">CustomLoadBalancer</text:a>” in the JPPF samples pack.</text:p>
      <text:p text:style-name="Standard"/>
      <text:list xml:id="list40648330" text:continue-numbering="true" text:style-name="Outline">
        <text:list-item>
          <text:list>
            <text:list-item>
              <text:h text:style-name="P25" text:outline-level="2">The JPPFClient API</text:h>
            </text:list-item>
          </text:list>
        </text:list-item>
      </text:list>
      <text:p text:style-name="Standard">A JPPF client is an object that will handle the communication between the application and the server. Its role is to:</text:p>
      <text:list xml:id="list40646411" text:continue-list="list40627689" text:style-name="List_20_1">
        <text:list-item>
          <text:p text:style-name="P15">manage one or multiple connections with the server</text:p>
        </text:list-item>
        <text:list-item>
          <text:p text:style-name="P15">submit jobs and get their results</text:p>
        </text:list-item>
        <text:list-item>
          <text:p text:style-name="P15">handle notifications of job results</text:p>
        </text:list-item>
        <text:list-item>
          <text:p text:style-name="P15">manage each connection's life cycle events</text:p>
        </text:list-item>
        <text:list-item>
          <text:p text:style-name="P15">provide the low-level machinery on the client side for the distributed class loading mechanism</text:p>
        </text:list-item>
        <text:list-item>
          <text:p text:style-name="P15">provide an access point for the management and monitoring of each server</text:p>
        </text:list-item>
      </text:list>
      <text:p text:style-name="Standard"/>
      <text:p text:style-name="Standard">A JPPF client is represented by the class <text:a xlink:type="simple" xlink:href="http://www.jppf.org/api-3/index.html?org/jppf/client/JPPFClient.html"><text:span text:style-name="Code_20_char">JPPFClient</text:span></text:a>. We will detail its functionalities in the next sub-sections.</text:p>
      <text:list xml:id="list40635147" text:continue-list="list40648330"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5">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 {</text:p>
      <text:p text:style-name="Code_20_block"><text:s text:c="4"/><text:span text:style-name="T5">// singleton instance of the JPPF client</text:span></text:p>
      <text:p text:style-name="Code_20_block"><text:s text:c="4"/>private static JPPFClient jppfClient = new JPPFClient();</text:p>
      <text:p text:style-name="Code_20_block"><text:s text:c="4"/><text:span text:style-name="T5">// allows access to the client from any other class</text:span></text:p>
      <text:p text:style-name="Code_20_block"><text:s text:c="4"/>public static JPPFClient getJPPFClient() {</text:p>
      <text:p text:style-name="Code_20_block"><text:s text:c="6"/>return jppfClient;</text:p>
      <text:p text:style-name="Code_20_block"><text:s text:c="4"/>}</text:p>
      <text:p text:style-name="Code_20_block"><text:s text:c="2"/></text:p>
      <text:p text:style-name="Code_20_block"><text:s text:c="4"/>public static void main(String...args) {</text:p>
      <text:p text:style-name="Code_20_block"><text:s text:c="6"/><text:span text:style-name="T5">// enclosed in a try / catch to ensure resources are properly released</text:span></text:p>
      <text:p text:style-name="Code_20_block"><text:s text:c="6"/>try {</text:p>
      <text:p text:style-name="Code_20_block"><text:s text:c="8"/><text:span text:style-name="T3">jppfClient = new JPPFClient();</text:span></text:p>
      <text:p text:style-name="Code_20_block"><text:s text:c="8"/><text:span text:style-name="T5">// ... application-sepcific code here ...</text:span></text:p>
      <text:p text:style-name="Code_20_block"><text:s text:c="6"/>} finally {</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40651886"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40644175" text:continue-list="list40646411" text:style-name="List_20_1">
        <text:list-item>
          <text:p text:style-name="P17">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7">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4</text:bookmark-ref>).</text:p>
        </text:list-item>
      </text:list>
      <text:list xml:id="list40647678" text:continue-list="list40651886"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3/index.html?org/jppf/client/AbstractGenericClient.html"><text:span text:style-name="Code_20_char">AbstractGenericClient</text:span></text:a>, which provides a <text:span text:style-name="Code_20_char">cancelJob()</text:span> method, defined as follows:</text:p>
      <text:p text:style-name="P1"/>
      <text:p text:style-name="Code_20_block"><text:s text:c="2"/><text:span text:style-name="T5">// superclass of JPPFClient</text:span></text:p>
      <text:p text:style-name="Code_20_block"><text:s text:c="2"/>public abstract class AbstractGenericClient extends AbstractJPPFClient <text:s/>{</text:p>
      <text:p text:style-name="Code_20_block"><text:s text:c="4"/><text:span text:style-name="T5">// cancel the job with the specified UUID</text:span></text:p>
      <text:p text:style-name="Code_20_block"><text:s text:c="4"/>public boolean cancelJob(final String jobUuid) throws Exception;</text:p>
      <text:p text:style-name="Code_20_block"><text:s text:c="2"/>}</text:p>
      <text:p text:style-name="P1"/>
      <text:p text:style-name="P1">This method will work even if the client is connected to multiple drivers. In this case, it will send the cancel request to all the drivers.</text:p>
      <text:list xml:id="list40650931" text:continue-numbering="true"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3/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span text:style-name="T5">// Get a connection given its name</text:span></text:p>
      <text:p text:style-name="Code_20_block"><text:s text:c="2"/>public JPPFClientConnection getClientConnection(String name)</text:p>
      <text:list xml:id="list40653390" text:continue-numbering="true" text:style-name="Outline">
        <text:list-item>
          <text:list>
            <text:list-item>
              <text:list>
                <text:list-item>
                  <text:h text:style-name="Heading_20_3" text:outline-level="3"><text:bookmark-start text:name="__RefHeading__32325689"/>Receiving notifications for new <text:span text:style-name="T24">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3/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
      <text:p text:style-name="P12">Here is a sample <text:span text:style-name="Code_20_char">ClientListener</text:span> implementation:</text:p>
      <text:p text:style-name="Standard"/>
      <text:p text:style-name="P32"><text:s text:c="2"/>public class MyClientListener implements <text:span text:style-name="T3">ClientListener </text:span>{</text:p>
      <text:p text:style-name="Code_20_block"><text:s text:c="4"/><text:span text:style-name="T23">@Override</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P32"><text:s text:c="4"/><text:span text:style-name="T23">@Override</text:span></text:p>
      <text:p text:style-name="P32"><text:s text:c="4"/>public void <text:span text:style-name="T23">c</text:span>onnection<text:span text:style-name="T23">Failed</text:span>(<text:span text:style-name="T3">ClientEvent</text:span> event) {</text:p>
      <text:p text:style-name="P32"><text:s text:c="6"/>JPPFClientConnection connection = event.getConnection();</text:p>
      <text:p text:style-name="P32"><text:s text:c="6"/>System.out.println("<text:span text:style-name="T23">C</text:span>onnection " + connection.getName() <text:span text:style-name="T23">+ " has failed"</text:span>);</text:p>
      <text:p text:style-name="P32"><text:s text:c="4"/>}</text:p>
      <text:p text:style-name="P32"><text:s text:c="2"/>}</text:p>
      <text:p text:style-name="Code_20_bloc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list xml:id="list40629145"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3/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 {</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 text:c="2"/>public class MyStatusListener <text:span text:style-name="T3">extends ClientConnectionStatusListener </text:span>{</text:p>
      <text:p text:style-name="Code_20_block"><text:s text:c="4"/><text:span text:style-name="T26">@Override</text:span></text:p>
      <text:p text:style-name="Code_20_block"><text:s text:c="4"/><text:span text:style-name="T3">public void statusChanged(ClientConnectionStatusEvent event) </text:span>{</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
      <text:p text:style-name="P24">To put all of this together, let's take the sample listener from the previous section <text:bookmark-ref text:reference-format="number-all-superior" text:ref-name="__RefHeading__32325689">4.7.5</text:bookmark-ref> and modify it to add a status listener to each new connection:</text:p>
      <text:p text:style-name="Standard"/>
      <text:p text:style-name="P33"><text:s text:c="2"/><text:span text:style-name="T25">final MyStatusListener myListener = new MyStatusListener();</text:span></text:p>
      <text:p text:style-name="Code_20_block"><text:s text:c="2"/></text:p>
      <text:p text:style-name="Code_20_block"><text:s text:c="2"/>public MyClientListener implements <text:span text:style-name="T3">ClientListener </text:span>{</text:p>
      <text:p text:style-name="P32"><text:s text:c="4"/><text:span text:style-name="T23">@Override</text:span></text:p>
      <text:p text:style-name="P32"><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tus event</text:span><text:span text:style-name="T7">s</text:span><text:span text:style-name="T5"> on the new connection</text:span></text:p>
      <text:p text:style-name="Code_20_block"><text:s text:c="6"/>connection.addClientConnectionStatusListener(new MyStatusListener());</text:p>
      <text:p text:style-name="Code_20_block"><text:s text:c="4"/>}</text:p>
      <text:p text:style-name="P32"><text:s text:c="2"/></text:p>
      <text:p text:style-name="P32"><text:s text:c="4"/><text:span text:style-name="T23">@Override</text:span></text:p>
      <text:p text:style-name="P32"><text:s text:c="4"/>public void <text:span text:style-name="T23">c</text:span>onnection<text:span text:style-name="T23">Failed</text:span>(<text:span text:style-name="T3">ClientEvent</text:span> event) {</text:p>
      <text:p text:style-name="P32"><text:s text:c="6"/>JPPFClientConnection connection = event.getConnection();</text:p>
      <text:p text:style-name="P32"><text:s text:c="6"/>System.out.println("<text:span text:style-name="T23">C</text:span>onnection " + connection.getName() <text:span text:style-name="T23">+ " has failed"</text:span>);</text:p>
      <text:p text:style-name="P33"><text:span text:style-name="T25"><text:s text:c="6"/></text:span><text:span text:style-name="T6">// </text:span><text:span text:style-name="T7">remove the status listener reference</text:span></text:p>
      <text:p text:style-name="P33"><text:span text:style-name="T25"><text:s text:c="6"/>connection.removeClientConnectionStatusListener(myListener);</text:span></text:p>
      <text:p text:style-name="P33"><text:s text:c="4"/>}</text:p>
      <text:p text:style-name="P32"><text:s text:c="2"/>}</text:p>
      <text:list xml:id="list40644055"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Code_20_block"><text:s text:c="2"/><text:span text:style-name="T5">// Determine whether local execution is enabled on this client</text:span></text:p>
      <text:p text:style-name="Code_20_block"><text:s text:c="2"/>public boolean isLocalExecutionEnabled()</text:p>
      <text:p text:style-name="Code_20_block"><text:s text:c="2"/></text:p>
      <text:p text:style-name="Code_20_block"><text:s text:c="2"/><text:span text:style-name="T5">// Specify whether local execution is enabled on this client</text:span></text:p>
      <text:p text:style-name="Code_20_block"><text:s text:c="2"/>public void setLocalExecutionEnabled(boolean localExecutionEnabled)</text:p>
      <text:p text:style-name="Standard"/>
      <text:p text:style-name="P22">Turning local execution on or off will affect the next job to be executed, but not any that is currently executing.</text:p>
      <text:list xml:id="list40622969" text:continue-numbering="true" text:style-name="Outline">
        <text:list-item>
          <text:list>
            <text:list-item>
              <text:h text:style-name="P27"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3/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 {</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 finally {</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 {</text:p>
      <text:p text:style-name="Code_20_block"><text:s text:c="4"/>private int id = 0;</text:p>
      <text:p text:style-name="Code_20_block"><text:s text:c="2"/></text:p>
      <text:p text:style-name="Code_20_block"><text:s text:c="4"/>public MyRunnable(int id) {</text:p>
      <text:p text:style-name="Code_20_block"><text:s text:c="6"/>this.id = id;</text:p>
      <text:p text:style-name="Code_20_block"><text:s text:c="4"/>}</text:p>
      <text:p text:style-name="Code_20_block"><text:s text:c="2"/></text:p>
      <text:p text:style-name="Code_20_block"><text:s text:c="4"/>public void run() {</text:p>
      <text:p text:style-name="Code_20_block"><text:s text:c="6"/>System.out.println(“Running task id ” + id);</text:p>
      <text:p text:style-name="Code_20_block"><text:s text:c="4"/>}</text:p>
      <text:p text:style-name="Code_20_block"><text:s text:c="2"/>}</text:p>
      <text:p text:style-name="P1"/>
      <text:p text:style-name="P1"/>
      <text:list xml:id="list40622466" text:continue-numbering="true" text:style-name="Outline">
        <text:list-item>
          <text:list>
            <text:list-item>
              <text:list>
                <text:list-item>
                  <text:h text:style-name="P29"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3/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5">//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5">//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5"/>
      <text:p text:style-name="P1"><text:span text:style-name="T3">Using a batch timeout</text:span>: this is done via the method <text:a xlink:type="simple" xlink:href="http://www.jppf.org/api-3/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5">//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5">// we submit 5 tasks</text:span></text:p>
      <text:p text:style-name="Code_20_block"><text:s text:c="2"/>for (int i=0; i&lt;5; i++) futures.add(executor.submit(new MyTask(i)));</text:p>
      <text:p text:style-name="Code_20_block"><text:s text:c="2"/><text:span text:style-name="T5">// we wait 1.5 second, during that time a job with 5 tasks will be submitted</text:span></text:p>
      <text:p text:style-name="Code_20_block"><text:s text:c="2"/>Thread.sleep(1500L);</text:p>
      <text:p text:style-name="Code_20_block"><text:s text:c="2"/><text:span text:style-name="T5">// we submit 6 more tasks, they will be sent in a different job</text:span></text:p>
      <text:p text:style-name="Code_20_block"><text:s text:c="2"/>for (int i=5; i&lt;11; i++) futures.add(executor.submit(new MyTask(i)));</text:p>
      <text:p text:style-name="Code_20_block"><text:s text:c="2"/><text:span text:style-name="T5">//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5">// we submit 3 tasks</text:span></text:p>
      <text:p text:style-name="Code_20_block"><text:s text:c="2"/>for (int i=0; i&lt;3; i++) futures.add(executor.submit(new MyTask(i)));</text:p>
      <text:p text:style-name="Code_20_block"><text:s text:c="2"/><text:span text:style-name="T5">// we wait 1.5 second, during that time a job with 3 tasks will be submitted,</text:span></text:p>
      <text:p text:style-name="Code_20_block"><text:s text:c="2"/><text:span text:style-name="T5">// even though the batch size is set to 5</text:span></text:p>
      <text:p text:style-name="Code_20_block"><text:s text:c="2"/>Thread.sleep(1500L);</text:p>
      <text:p text:style-name="Code_20_block"><text:s text:c="2"/>for (Future&lt;?&gt; f: futures) f.get();</text:p>
      <text:p text:style-name="P1"/>
      <text:p text:style-name="P1"/>
      <text:list xml:id="list40646351" text:continue-numbering="true" text:style-name="Outline">
        <text:list-item>
          <text:list>
            <text:list-item>
              <text:list>
                <text:list-item>
                  <text:h text:style-name="P29"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3/index.html?org/jppf/client/concurrent/ExecutorServiceConfiguration.html">ExecutorServiceConfiguration</text:a> interface, which can be accessed from a <text:a xlink:type="simple" xlink:href="http://www.jppf.org/api-3/index.html?org/jppf/client/concurrent/JPPFExecutorService.html">JPPFExecutorService </text:a>instance via the following accessor methods:</text:p>
      <text:p text:style-name="P1"/>
      <text:p text:style-name="Code_20_block"><text:s text:c="2"/><text:span text:style-name="T5">// Get the configuration for this executor service</text:span></text:p>
      <text:p text:style-name="Code_20_block"><text:s text:c="2"/>public ExecutorServiceConfiguration getConfiguration();</text:p>
      <text:p text:style-name="Code_20_block"><text:s text:c="2"/></text:p>
      <text:p text:style-name="Code_20_block"><text:s text:c="2"/><text:span text:style-name="T5">// Reset the configuration for this executor service to a blank state</text:span></text:p>
      <text:p text:style-name="Code_20_block"><text:s text:c="2"/>public ExecutorServiceConfiguration resetConfiguration();</text:p>
      <text:p text:style-name="Standard"/>
      <text:p text:style-name="P1"><text:a xlink:type="simple" xlink:href="http://www.jppf.org/api-3/index.html?org/jppf/client/concurrent/ExecutorServiceConfiguration.html">ExecutorServiceConfiguration</text:a> provides the following API:</text:p>
      <text:p text:style-name="P1"/>
      <text:p text:style-name="Code_20_block"><text:s text:c="2"/><text:span text:style-name="T5">// Get the configuration to use for the jobs submitted by the executor service</text:span></text:p>
      <text:p text:style-name="Code_20_block"><text:s text:c="2"/>JobConfiguration getJobConfiguration();</text:p>
      <text:p text:style-name="Code_20_block"><text:s text:c="2"/></text:p>
      <text:p text:style-name="Code_20_block"><text:s text:c="2"/><text:span text:style-name="T5">// Get the configuration to use for the tasks submitted by the executor service</text:span></text:p>
      <text:p text:style-name="Code_20_block"><text:s text:c="2"/>TaskConfiguration getTaskConfiguration();</text:p>
      <text:list xml:id="list40637473"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3/index.html?org/jppf/client/concurrent/JobConfiguration.html">JobConfiguration</text:a> interface is defined as follows:</text:p>
      <text:p text:style-name="P1"/>
      <text:p text:style-name="Code_20_block"><text:s text:c="2"/>public interface JobConfiguration {</text:p>
      <text:p text:style-name="Code_20_block"><text:s text:c="4"/><text:span text:style-name="T5">// Get the service level agreement between the jobs and the server</text:span></text:p>
      <text:p text:style-name="Code_20_block"><text:s text:c="4"/>JobSLA getSLA();</text:p>
      <text:p text:style-name="Code_20_block"><text:s text:c="2"/></text:p>
      <text:p text:style-name="Code_20_block"><text:s text:c="4"/><text:span text:style-name="T5">// Get the service level agreement between the jobs and the client</text:span></text:p>
      <text:p text:style-name="Code_20_block"><text:s text:c="4"/>JobClientSLA getClientSLA();</text:p>
      <text:p text:style-name="Code_20_block"><text:s text:c="2"/></text:p>
      <text:p text:style-name="Code_20_block"><text:s text:c="4"/><text:span text:style-name="T5">// Get the user-defined metadata associated with the jobs</text:span></text:p>
      <text:p text:style-name="Code_20_block"><text:s text:c="4"/>JobMetadata getMetadata();</text:p>
      <text:p text:style-name="Code_20_block"><text:s text:c="2"/></text:p>
      <text:p text:style-name="Code_20_block"><text:s text:c="4"/><text:span text:style-name="T5">// Get/set the persistence manager that enables saving and restoring</text:span></text:p>
      <text:p text:style-name="P8"><text:s text:c="4"/>// the state of the jobs</text:p>
      <text:p text:style-name="Code_20_block"><text:s text:c="4"/>&lt;T&gt; JobPersistence&lt;T&gt; getPersistenceManager();</text:p>
      <text:p text:style-name="Code_20_block"><text:s text:c="4"/>&lt;T&gt; void setPersistenceManager(final JobPersistence&lt;T&gt; persistenceManager);</text:p>
      <text:p text:style-name="Code_20_block"><text:s text:c="2"/></text:p>
      <text:p text:style-name="Code_20_block"><text:s text:c="4"/><text:span text:style-name="T5">// Get/set the job's data provider</text:span></text:p>
      <text:p text:style-name="Code_20_block"><text:s text:c="4"/>DataProvider getDataProvider();</text:p>
      <text:p text:style-name="Code_20_block"><text:s text:c="4"/>void setDataProvider(DataProvider dataProvider);</text:p>
      <text:p text:style-name="Code_20_block"><text:s text:c="2"/></text:p>
      <text:p text:style-name="Code_20_block"><text:s text:c="4"/><text:span text:style-name="T5">// Add or remove a listener to/from the list of job listeners</text:span></text:p>
      <text:p text:style-name="Code_20_block"><text:s text:c="4"/>void addJobListener(JobListener listener);</text:p>
      <text:p text:style-name="Code_20_block"><text:s text:c="4"/>void removeJobListener(JobListener listener); <text:s/></text:p>
      <text:p text:style-name="Code_20_block"><text:s text:c="2"/>}</text:p>
      <text:p text:style-name="P1"/>
      <text:p text:style-name="P1">As we can see, this provides a way to set the properties normally available to <text:a xlink:type="simple" xlink:href="http://www.jppf.org/api-3/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text:s text:c="2"/>JPPFExecutorService executor = ...;</text:p>
      <text:p text:style-name="Code_20_block"><text:s text:c="2"/><text:span text:style-name="T5">// get the executor ocnfiguration</text:span></text:p>
      <text:p text:style-name="Code_20_block"><text:s text:c="2"/>ExecutorServiceConfiguration config = executor.getConfiguration();</text:p>
      <text:p text:style-name="Code_20_block"><text:s text:c="2"/><text:span text:style-name="T5">// get the job configuration</text:span></text:p>
      <text:p text:style-name="Code_20_block"><text:s text:c="2"/>JobConfiguration jobConfig = config.getJobConfiguration();</text:p>
      <text:p text:style-name="Code_20_block"><text:s text:c="2"/><text:span text:style-name="T5">// set all jobs to expire after 5 seconds</text:span></text:p>
      <text:p text:style-name="Code_20_block"><text:s text:c="2"/>jobConfig.getSLA().setJobExpirationSchedule(new JPPFSchedule(5000L));</text:p>
      <text:list xml:id="list40626741"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3/index.html?org/jppf/client/concurrent/TaskConfiguration.html">TaskConfiguration</text:a> interface can be used to set JPPF-specific properties onto executor service tasks that do not extend <text:a xlink:type="simple" xlink:href="http://www.jppf.org/api-3/index.html?org/jppf/server/protocol/JPPFTask.html">JPPFTask</text:a>. It is defined as follows:</text:p>
      <text:p text:style-name="P1"/>
      <text:p text:style-name="Code_20_block">public interface TaskConfiguration {</text:p>
      <text:p text:style-name="Code_20_block"><text:s text:c="2"/><text:span text:style-name="T5">//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3/org/jppf/server/protocol/JPPFTask.html#onCancel()">JPPFTask.onCancel()</text:a> and <text:a xlink:type="simple" xlink:href="http://www.jppf.org/api-3/org/jppf/server/protocol/JPPFTask.html#onTimeout()">JPPFTask.onTimeout()</text:a>. This is done by providing a subclass of <text:a xlink:type="simple" xlink:href="http://www.jppf.org/api-3/index.html?org/jppf/client/taskwrapper/JPPFTaskCallback.html">JPPFTaskCallback</text:a>, which is defined as follows:</text:p>
      <text:p text:style-name="P1"/>
      <text:p text:style-name="Code_20_block"><text:s text:c="2"/>public abstract class JPPFTaskCallback implements Runnable, Serializable {</text:p>
      <text:p text:style-name="Code_20_block"><text:s text:c="4"/><text:span text:style-name="T5">// Get the task this callback is associated with</text:span></text:p>
      <text:p text:style-name="Code_20_block"><text:s text:c="4"/>public final JPPFTask getTask();</text:p>
      <text:p text:style-name="Code_20_block"><text:s text:c="2"/>}</text:p>
      <text:p text:style-name="P1"/>
      <text:p text:style-name="P1">Here is a task configuration usage example:</text:p>
      <text:p text:style-name="P1"/>
      <text:p text:style-name="Code_20_block"><text:s text:c="2"/>JPPFExecutorService executor = ...;</text:p>
      <text:p text:style-name="Code_20_block"><text:s text:c="2"/><text:span text:style-name="T5">// get the executor configuration</text:span></text:p>
      <text:p text:style-name="Code_20_block"><text:s text:c="2"/>ExecutorServiceConfiguration config = executor.getConfiguration();</text:p>
      <text:p text:style-name="Code_20_block"><text:s text:c="2"/><text:span text:style-name="T5">// get the task configuration</text:span></text:p>
      <text:p text:style-name="Code_20_block"><text:s text:c="2"/>TaskConfiguration taskConfig = config.getTaskConfiguration();</text:p>
      <text:p text:style-name="Code_20_block"><text:s text:c="2"/><text:span text:style-name="T5">// set the task to timeout after 5 seconds</text:span></text:p>
      <text:p text:style-name="Code_20_block"><text:s text:c="2"/>taskConfig.setTimeoutSchedule(new JPPFSchedule(5000L));</text:p>
      <text:p text:style-name="Code_20_block"><text:s text:c="2"/><text:span text:style-name="T5">// set the onTimeout() callback</text:span></text:p>
      <text:p text:style-name="Code_20_block"><text:s text:c="2"/>taskConfig.setOnTimeoutCallback(new MyTaskCallback());</text:p>
      <text:p text:style-name="Code_20_block"><text:s text:c="2"/><text:span text:style-name="T5">// A callback that sets a timeout message as the task result</text:span></text:p>
      <text:p text:style-name="Code_20_block"><text:s text:c="2"/>static class MyTaskCallback extends JPPFTaskCallback {</text:p>
      <text:p text:style-name="Code_20_block"><text:s text:c="4"/>@Override</text:p>
      <text:p text:style-name="Code_20_block"><text:s text:c="4"/>public void run() {</text:p>
      <text:p text:style-name="Code_20_block"><text:s text:c="6"/>getTask().setResult("this task has timed out");</text:p>
      <text:p text:style-name="Code_20_block"><text:s text:c="4"/>}</text:p>
      <text:p text:style-name="Code_20_block"><text:s text:c="2"/>}</text:p>
      <text:list xml:id="list40629456"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6/docs/api/index.html?java/util/concurrent/package-summary.html">java.util.concurrent</text:a> provides the interface <text:a xlink:type="simple" xlink:href="http://docs.oracle.com/javase/6/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6/docs/api/index.html?java/util/concurrent/ExecutorCompletionService.html">ExecutorCompletionService</text:a>. Unfortunately, this class does not work with a <text:a xlink:type="simple" xlink:href="http://www.jppf.org/api-3/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6/docs/api/index.html?java/util/concurrent/CompletionService.html">CompletionService</text:a> with the class <text:a xlink:type="simple" xlink:href="http://www.jppf.org/api-3/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text:s text:c="2"/>JPPFExecutorService executor = ...;</text:p>
      <text:p text:style-name="Code_20_block"><text:s text:c="2"/><text:span text:style-name="T3">JPPFCompletionService&lt;String&gt; completion service =</text:span></text:p>
      <text:p text:style-name="P10"><text:s text:c="4"/>new JPPFCompletionService&lt;String&gt;(executor);</text:p>
      <text:p text:style-name="Code_20_block"><text:s text:c="2"/>MyCallable&lt;String&gt; task = new MyCallable&lt;String&gt;();</text:p>
      <text:p text:style-name="Code_20_block"><text:s text:c="2"/>Future&lt;String&gt; future = <text:span text:style-name="T3">completionService.submit(task)</text:span>;</text:p>
      <text:p text:style-name="Code_20_block"><text:s text:c="2"/></text:p>
      <text:p text:style-name="Code_20_block"><text:s text:c="2"/><text:span text:style-name="T5">// ... later on ...</text:span></text:p>
      <text:p text:style-name="Code_20_block"><text:s text:c="2"/><text:span text:style-name="T5">// block until a result is available</text:span></text:p>
      <text:p text:style-name="Code_20_block"><text:s text:c="2"/>future = <text:span text:style-name="T3">completionService.take()</text:span>;</text:p>
      <text:p text:style-name="Code_20_block"><text:s text:c="2"/>String result = future.get();</text:p>
      <text:list xml:id="list40626615" text:continue-numbering="true" text:style-name="Outline">
        <text:list-item>
          <text:list>
            <text:list-item>
              <text:h text:style-name="Heading_20_2" text:outline-level="2"><text:soft-page-break/>The JPPF configuration API</text:h>
            </text:list-item>
          </text:list>
        </text:list-item>
      </text:list>
      <text:p text:style-name="P3">The JPPF configuration properties are accessible at runtime, via a static method call:</text:p>
      <text:p text:style-name="P3"><text:a xlink:type="simple" xlink:href="http://www.jppf.org/api-3/org/jppf/utils/JPPFConfiguration.html#getProperties()"><text:span text:style-name="Code_20_char">JPPFConfiguration.getProperties()</text:span></text:a>. This method returns an object of type <text:a xlink:type="simple" xlink:href="http://www.jppf.org/api-3/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public class TypedProperties extends Properties {</text:p>
      <text:p text:style-name="Code_20_block"><text:s text:c="4"/><text:span text:style-name="T5">// constructors</text:span></text:p>
      <text:p text:style-name="Code_20_block"><text:s text:c="4"/>public TypedProperties()</text:p>
      <text:p text:style-name="Code_20_block"><text:s text:c="4"/><text:span text:style-name="T5">// initialize with existing key/value pairs from a map</text:span></text:p>
      <text:p text:style-name="Code_20_block"><text:s text:c="4"/>public TypedProperties(Map&lt;Object, Object&gt; map)</text:p>
      <text:p text:style-name="Code_20_block"><text:s text:c="4"/><text:span text:style-name="T5">// string properties</text:span></text:p>
      <text:p text:style-name="Code_20_block"><text:s text:c="4"/>public String getString(String key)</text:p>
      <text:p text:style-name="Code_20_block"><text:s text:c="4"/>public String getString(String key, String defValue)</text:p>
      <text:p text:style-name="Code_20_block"><text:s text:c="4"/><text:span text:style-name="T5">// int properties</text:span></text:p>
      <text:p text:style-name="Code_20_block"><text:s text:c="4"/>public int getInt(String key)</text:p>
      <text:p text:style-name="Code_20_block"><text:s text:c="4"/>public int getInt(String key, int defValue)</text:p>
      <text:p text:style-name="Code_20_block"><text:s text:c="4"/><text:span text:style-name="T5">// long properties</text:span></text:p>
      <text:p text:style-name="Code_20_block"><text:s text:c="4"/>public long getLong(String key)</text:p>
      <text:p text:style-name="Code_20_block"><text:s text:c="4"/>public long getLong(String key, long defValue)</text:p>
      <text:p text:style-name="Code_20_block"><text:s text:c="4"/><text:span text:style-name="T5">// float properties</text:span></text:p>
      <text:p text:style-name="Code_20_block"><text:s text:c="4"/>public float getFloat(String key)</text:p>
      <text:p text:style-name="Code_20_block"><text:s text:c="4"/>public float getFloat(String key, float defValue)</text:p>
      <text:p text:style-name="Code_20_block"><text:s text:c="4"/><text:span text:style-name="T5">// double properties</text:span></text:p>
      <text:p text:style-name="Code_20_block"><text:s text:c="4"/>public double getDouble(String key)</text:p>
      <text:p text:style-name="Code_20_block"><text:s text:c="4"/>public double getDouble(String key, double defValue)</text:p>
      <text:p text:style-name="Code_20_block"><text:s text:c="4"/><text:span text:style-name="T5">// boolean properties</text:span></text:p>
      <text:p text:style-name="Code_20_block"><text:s text:c="4"/>public boolean getBoolean(String key)</text:p>
      <text:p text:style-name="Code_20_block"><text:s text:c="4"/>public boolean getBoolean(String key, boolean defValue)</text:p>
      <text:p text:style-name="Code_20_block"><text:s text:c="4"/><text:span text:style-name="T5">// properties that are the path to another properties file</text:span></text:p>
      <text:p text:style-name="Code_20_block"><text:s text:c="4"/>public TypedProperties getProperties(String key)</text:p>
      <text:p text:style-name="Code_20_block"><text:s text:c="4"/>public TypedProperties getProperties(String key, TypedProperties defValue)</text:p>
      <text:p text:style-name="Code_20_block"><text:s text:c="2"/>}</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3/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span text:style-name="T5">// set the connection properties program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jppf.server.port", "11111");</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7H23M41S</meta:editing-duration>
    <meta:editing-cycles>417</meta:editing-cycles>
    <meta:generator>LibreOffice/3.6$Windows_x86 LibreOffice_project/da8c1e6-fd468f4-454e206-f42a4a9-143cfd</meta:generator>
    <meta:creation-date>2009-09-06T09:03:36.19</meta:creation-date>
    <dc:date>2013-03-22T20:49:11.50</dc:date>
    <meta:document-statistic meta:table-count="0" meta:image-count="0" meta:object-count="0" meta:page-count="36" meta:paragraph-count="1517" meta:word-count="14281" meta:character-count="97684" meta:non-whitespace-character-count="8089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